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="thin solid #FFFFFF" style:vertical-align="automatic" fo:background-color="#92D050" style:repeat-content="false"/>
      <style:paragraph-properties fo:text-align="center"/>
      <style:text-properties fo:color="#FFFFFF"/>
    </style:style>
    <style:style style:name="ce9" style:family="table-cell" style:parent-style-name="Default" style:data-style-name="N0">
      <style:table-cell-properties fo:border="thin solid #FFFFFF"/>
    </style:style>
    <style:style style:name="ce10" style:family="table-cell" style:parent-style-name="Default" style:data-style-name="N0">
      <style:table-cell-properties fo:border="thin solid #FFFFFF" style:vertical-align="automatic" fo:background-color="#C6E0B4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FFFFFF" fo:background-color="#C6E0B4"/>
    </style:style>
    <style:style style:name="ce12" style:family="table-cell" style:parent-style-name="Default" style:data-style-name="N0">
      <style:table-cell-properties fo:border="thin solid #FFFFFF" style:vertical-align="automatic" fo:background-color="#C6E0B4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FFFFFF" style:vertical-align="automatic" fo:background-color="#E2EFDA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FFFFFF" fo:background-color="#E2EFDA"/>
    </style:style>
    <style:style style:name="ce15" style:family="table-cell" style:parent-style-name="Default" style:data-style-name="N0">
      <style:table-cell-properties fo:border="thin solid #FFFFFF" style:vertical-align="automatic" fo:background-color="#E2EFDA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4472C4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FFFFFF" style:vertical-align="middle" fo:background-color="#92D050" style:repeat-content="false"/>
      <style:paragraph-properties fo:text-align="center"/>
      <style:text-properties fo:color="#FFFFFF" fo:font-size="18pt" style:font-size-asian="18pt" style:font-size-complex="18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305496" fo:border-left="none" fo:border-right="none" style:vertical-align="automatic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FFFFFF" fo:border-left="thin solid #FFFFFF" fo:border-right="thin solid #FFFFFF" style:vertical-align="automatic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-top="none" fo:border-bottom="thin solid #FFFFFF" fo:border-left="thin solid #FFFFFF" fo:border-right="thin solid #FFFFFF"/>
    </style:style>
    <style:style style:name="ce21" style:family="table-cell" style:parent-style-name="Default" style:data-style-name="N0">
      <style:table-cell-properties fo:border="thin solid #FFFFFF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thin solid #FFFFFF" fo:border-bottom="none" fo:border-left="thin solid #FFFFFF" fo:border-right="thin solid #FFFFFF" style:vertical-align="automatic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-top="thin solid #FFFFFF" fo:border-bottom="none" fo:border-left="thin solid #FFFFFF" fo:border-right="thin solid #FFFFFF"/>
    </style:style>
    <style:style style:name="ce24" style:family="table-cell" style:parent-style-name="Default" style:data-style-name="N0">
      <style:table-cell-properties fo:border-top="thin solid #305496" fo:border-bottom="none" fo:border-left="none" fo:border-right="none" style:vertical-align="automatic" fo:background-color="#D9E1F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305496" fo:border-bottom="none" fo:border-left="none" fo:border-right="none" fo:background-color="#D9E1F2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ackground-color="#D9E1F2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thin solid #305496" fo:border-left="thin solid #999999" fo:border-right="none" fo:background-color="#D9E1F2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thin solid #305496" fo:border-left="thin solid #999999" fo:border-right="none" style:vertical-align="automatic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automatic" fo:background-color="#B4C6E7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2" style:family="table-cell" style:parent-style-name="Mon_233_taire" style:data-style-name="N36">
      <style:table-cell-properties fo:border="thin solid #000000"/>
    </style:style>
    <style:style style:name="ce33" style:family="table-cell" style:parent-style-name="Default" style:data-style-name="N36">
      <style:table-cell-properties fo:border="thin solid #000000"/>
    </style:style>
    <style:style style:name="ce34" style:family="table-cell" style:parent-style-name="Default" style:data-style-name="N0">
      <style:table-cell-properties fo:border="thin solid #000000" style:vertical-align="automatic" fo:background-color="#F2F2F2" style:repeat-content="false"/>
      <style:paragraph-properties fo:text-align="center"/>
    </style:style>
    <style:style style:name="ce35" style:family="table-cell" style:parent-style-name="Mon_233_taire" style:data-style-name="N36">
      <style:table-cell-properties fo:border="thin solid #000000" fo:background-color="#F2F2F2"/>
    </style:style>
    <style:style style:name="ce36" style:family="table-cell" style:parent-style-name="Default" style:data-style-name="N0">
      <style:table-cell-properties fo:border="thin solid #000000" fo:background-color="#F2F2F2"/>
    </style:style>
    <style:style style:name="ce37" style:family="table-cell" style:parent-style-name="Default" style:data-style-name="N36">
      <style:table-cell-properties fo:border="thin solid #000000" fo:background-color="#F2F2F2"/>
    </style:style>
    <style:style style:name="ce38" style:family="table-cell" style:parent-style-name="Default" style:data-style-name="N36">
      <style:table-cell-properties fo:border-top="thin solid #000000" fo:border-bottom="thin solid #000000" fo:border-left="none" fo:border-right="thin solid #000000"/>
    </style:style>
    <style:style style:name="ce39" style:family="table-cell" style:parent-style-name="Default" style:data-style-name="N13">
      <style:table-cell-properties fo:border-top="thin solid #000000" fo:border-bottom="thin solid #000000" fo:border-left="none" fo:border-right="thin solid #000000"/>
    </style:style>
    <style:style style:name="ce40" style:family="table-cell" style:parent-style-name="Default" style:data-style-name="N36">
      <style:table-cell-properties fo:border-top="thin solid #000000" fo:border-bottom="thin solid #000000" fo:border-left="none" fo:border-right="thin solid #000000" fo:background-color="#B4C6E7"/>
      <style:text-properties fo:color="#0070C0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43" style:family="table-cell" style:parent-style-name="Default" style:data-style-name="N0">
      <style:table-cell-properties fo:border="thin solid #000000" style:vertical-align="middle" fo:background-color="#8EA9DB" style:repeat-content="false"/>
      <style:paragraph-properties fo:text-align="center"/>
    </style:style>
    <style:style style:name="ce4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5" style:family="table-cell" style:parent-style-name="Default" style:data-style-name="N0">
      <style:table-cell-properties fo:border="thin solid #000000" style:vertical-align="middle" fo:background-color="#D9E1F2" style:repeat-content="false"/>
      <style:paragraph-properties fo:text-align="center"/>
    </style:style>
    <style:style style:name="co1" style:family="table-column">
      <style:table-column-properties fo:break-before="auto" style:column-width="3.62479166666667cm"/>
    </style:style>
    <style:style style:name="co2" style:family="table-column">
      <style:table-column-properties fo:break-before="auto" style:column-width="5.185833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3.14854166666667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4.23333333333333cm"/>
    </style:style>
    <style:style style:name="co7" style:family="table-column">
      <style:table-column-properties fo:break-before="auto" style:column-width="3.889375cm" style:use-optimal-column-width="true"/>
    </style:style>
    <style:style style:name="co8" style:family="table-column">
      <style:table-column-properties fo:break-before="auto" style:column-width="6.79979166666667cm"/>
    </style:style>
    <style:style style:name="co9" style:family="table-column">
      <style:table-column-properties fo:break-before="auto" style:column-width="7.32895833333333cm"/>
    </style:style>
    <style:style style:name="co10" style:family="table-column">
      <style:table-column-properties fo:break-before="auto" style:column-width="0.740833333333333cm"/>
    </style:style>
    <style:style style:name="co11" style:family="table-column">
      <style:table-column-properties fo:break-before="auto" style:column-width="0.926041666666667cm"/>
    </style:style>
    <style:style style:name="co12" style:family="table-column">
      <style:table-column-properties fo:break-before="auto" style:column-width="2.32833333333333cm" style:use-optimal-column-width="true"/>
    </style:style>
    <style:style style:name="co13" style:family="table-column">
      <style:table-column-properties fo:break-before="auto" style:column-width="4.33916666666667cm"/>
    </style:style>
    <style:style style:name="co14" style:family="table-column">
      <style:table-column-properties fo:break-before="auto" style:column-width="7.14375cm"/>
    </style:style>
    <style:style style:name="co15" style:family="table-column">
      <style:table-column-properties fo:break-before="auto" style:column-width="6.48229166666667cm"/>
    </style:style>
    <style:style style:name="co16" style:family="table-column">
      <style:table-column-properties fo:break-before="auto" style:column-width="5.76791666666667cm"/>
    </style:style>
    <style:style style:name="co17" style:family="table-column">
      <style:table-column-properties fo:break-before="auto" style:column-width="2.72520833333333cm"/>
    </style:style>
    <style:style style:name="co18" style:family="table-column">
      <style:table-column-properties fo:break-before="auto" style:column-width="4.02166666666667cm"/>
    </style:style>
    <style:style style:name="co19" style:family="table-column">
      <style:table-column-properties fo:break-before="auto" style:column-width="3.67770833333333cm"/>
    </style:style>
    <style:style style:name="co20" style:family="table-column">
      <style:table-column-properties fo:break-before="auto" style:column-width="3.01625cm"/>
    </style:style>
    <style:style style:name="co21" style:family="table-column">
      <style:table-column-properties fo:break-before="auto" style:column-width="2.88395833333333cm"/>
    </style:style>
    <style:style style:name="co22" style:family="table-column">
      <style:table-column-properties fo:break-before="auto" style:column-width="2.48708333333333cm" style:use-optimal-column-width="true"/>
    </style:style>
    <style:style style:name="co23" style:family="table-column">
      <style:table-column-properties fo:break-before="auto" style:column-width="2.64583333333333cm"/>
    </style:style>
    <style:style style:name="co24" style:family="table-column">
      <style:table-column-properties fo:break-before="auto" style:column-width="2.38125cm"/>
    </style:style>
    <style:style style:name="co25" style:family="table-column">
      <style:table-column-properties fo:break-before="auto" style:column-width="4.048125cm"/>
    </style:style>
    <style:style style:name="co26" style:family="table-column">
      <style:table-column-properties fo:break-before="auto" style:column-width="2.75166666666667cm"/>
    </style:style>
    <style:style style:name="co27" style:family="table-column">
      <style:table-column-properties fo:break-before="auto" style:column-width="3.12208333333333cm"/>
    </style:style>
    <style:style style:name="co28" style:family="table-column">
      <style:table-column-properties fo:break-before="auto" style:column-width="3.2279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Group ID :</text:p>
          </table:table-cell>
          <table:table-cell office:value-type="float" office:value="41" table:style-name="ce3">
            <text:p>4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ction :</text:p>
          </table:table-cell>
          <table:table-cell office:value-type="string" table:style-name="ce3">
            <text:p>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 Membre 1:</text:p>
          </table:table-cell>
          <table:table-cell office:value-type="string" table:style-name="ce3">
            <text:p>DJEMA<text:s/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enom Membre 1:</text:p>
          </table:table-cell>
          <table:table-cell office:value-type="string" table:style-name="ce3">
            <text:p>Dim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om Membre 2:</text:p>
          </table:table-cell>
          <table:table-cell office:value-type="string" table:style-name="ce5">
            <text:p>ARBAN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renom Membre 2:</text:p>
          </table:table-cell>
          <table:table-cell office:value-type="string" table:style-name="ce7">
            <text:p>Sirin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Nom Membre 3:</text:p>
          </table:table-cell>
          <table:table-cell office:value-type="string" table:style-name="ce7">
            <text:p>NACER BEY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renom Membre 3:</text:p>
          </table:table-cell>
          <table:table-cell office:value-type="string" table:style-name="ce7">
            <text:p>Abderrahman Zakari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Nom Membre 4:</text:p>
          </table:table-cell>
          <table:table-cell office:value-type="string" table:style-name="ce7">
            <text:p>HARRIDI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renom Membre 4:</text:p>
          </table:table-cell>
          <table:table-cell office:value-type="string" table:style-name="ce7">
            <text:p>Mohamed Alaa Eddin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Nom Membre 5:</text:p>
          </table:table-cell>
          <table:table-cell office:value-type="string" table:style-name="ce7">
            <text:p>BERRABAH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renom Membre 5:</text:p>
          </table:table-cell>
          <table:table-cell office:value-type="string" table:style-name="ce7">
            <text:p>Amira</text:p>
          </table:table-cell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  <table:table table:name="Question_1" table:style-name="ta1">
        <table:table-column table:style-name="co3" table:default-cell-style-name="ce1"/>
        <table:table-column table:style-name="co4" table:default-cell-style-name="ce1" table:visibility="collapse"/>
        <table:table-column table:style-name="co5" table:default-cell-style-name="ce1" table:visibility="collapse"/>
        <table:table-column table:style-name="co6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6" table:number-rows-spanned="1" table:style-name="ce16">
            <text:p>Exercise 1 :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4" table:number-rows-spanned="2" table:style-name="ce17">
            <text:p>Ivy League Applicants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covered-table-cell/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8">
            <text:p>Students</text:p>
          </table:table-cell>
          <table:table-cell office:value-type="string" table:style-name="ce9">
            <text:p>Faculty</text:p>
          </table:table-cell>
          <table:table-cell office:value-type="string" table:style-name="ce9">
            <text:p>University</text:p>
          </table:table-cell>
          <table:table-cell office:value-type="string" office:string-value="Faculty,University" table:formula="of:=CONCATENATE([.B5];&quot;,&quot;;[.C5])" table:style-name="ce8">
            <text:p>Faculty,University</text:p>
          </table:table-cell>
          <table:table-cell table:number-columns-repeated="16380" table:style-name="ce1"/>
        </table:table-row>
        <table:table-row table:style-name="ro1">
          <table:table-cell office:value-type="float" office:value="591" table:style-name="ce10">
            <text:p>591</text:p>
          </table:table-cell>
          <table:table-cell office:value-type="string" table:style-name="ce11">
            <text:p>Arts</text:p>
          </table:table-cell>
          <table:table-cell office:value-type="string" table:style-name="ce11">
            <text:p>Yale</text:p>
          </table:table-cell>
          <table:table-cell office:value-type="string" office:string-value="Arts,Yale" table:formula="of:=CONCATENATE([.B6];&quot;,&quot;;[.C6])" table:style-name="ce12">
            <text:p>Arts,Yale</text:p>
          </table:table-cell>
          <table:table-cell table:number-columns-repeated="16380" table:style-name="ce1"/>
        </table:table-row>
        <table:table-row table:style-name="ro1">
          <table:table-cell office:value-type="float" office:value="9567" table:style-name="ce13">
            <text:p>9567</text:p>
          </table:table-cell>
          <table:table-cell office:value-type="string" table:style-name="ce14">
            <text:p>Physics</text:p>
          </table:table-cell>
          <table:table-cell office:value-type="string" table:style-name="ce14">
            <text:p>Brown</text:p>
          </table:table-cell>
          <table:table-cell office:value-type="string" office:string-value="Physics,Brown" table:formula="of:=CONCATENATE([.B7];&quot;,&quot;;[.C7])" table:style-name="ce15">
            <text:p>Physics,Brown</text:p>
          </table:table-cell>
          <table:table-cell table:number-columns-repeated="16380" table:style-name="ce1"/>
        </table:table-row>
        <table:table-row table:style-name="ro1">
          <table:table-cell office:value-type="float" office:value="542" table:style-name="ce10">
            <text:p>542</text:p>
          </table:table-cell>
          <table:table-cell office:value-type="string" table:style-name="ce11">
            <text:p>Economics</text:p>
          </table:table-cell>
          <table:table-cell office:value-type="string" table:style-name="ce11">
            <text:p>Dartmouth</text:p>
          </table:table-cell>
          <table:table-cell office:value-type="string" office:string-value="Economics,Dartmouth" table:formula="of:=CONCATENATE([.B8];&quot;,&quot;;[.C8])" table:style-name="ce12">
            <text:p>Economics,Dartmouth</text:p>
          </table:table-cell>
          <table:table-cell table:number-columns-repeated="16380" table:style-name="ce1"/>
        </table:table-row>
        <table:table-row table:style-name="ro1">
          <table:table-cell office:value-type="float" office:value="346" table:style-name="ce13">
            <text:p>346</text:p>
          </table:table-cell>
          <table:table-cell office:value-type="string" table:style-name="ce14">
            <text:p>Economics</text:p>
          </table:table-cell>
          <table:table-cell office:value-type="string" table:style-name="ce14">
            <text:p>Harvard</text:p>
          </table:table-cell>
          <table:table-cell office:value-type="string" office:string-value="Economics,Harvard" table:formula="of:=CONCATENATE([.B9];&quot;,&quot;;[.C9])" table:style-name="ce15">
            <text:p>Economics,Harvard</text:p>
          </table:table-cell>
          <table:table-cell table:number-columns-repeated="16380" table:style-name="ce1"/>
        </table:table-row>
        <table:table-row table:style-name="ro1">
          <table:table-cell office:value-type="float" office:value="849" table:style-name="ce10">
            <text:p>849</text:p>
          </table:table-cell>
          <table:table-cell office:value-type="string" table:style-name="ce11">
            <text:p>Arts</text:p>
          </table:table-cell>
          <table:table-cell office:value-type="string" table:style-name="ce11">
            <text:p>Columbia</text:p>
          </table:table-cell>
          <table:table-cell office:value-type="string" office:string-value="Arts,Columbia" table:formula="of:=CONCATENATE([.B10];&quot;,&quot;;[.C10])" table:style-name="ce12">
            <text:p>Arts,Columbia</text:p>
          </table:table-cell>
          <table:table-cell table:number-columns-repeated="16380" table:style-name="ce1"/>
        </table:table-row>
        <table:table-row table:style-name="ro1">
          <table:table-cell office:value-type="float" office:value="552" table:style-name="ce13">
            <text:p>552</text:p>
          </table:table-cell>
          <table:table-cell office:value-type="string" table:style-name="ce14">
            <text:p>Economics</text:p>
          </table:table-cell>
          <table:table-cell office:value-type="string" table:style-name="ce14">
            <text:p>Cornell</text:p>
          </table:table-cell>
          <table:table-cell office:value-type="string" office:string-value="Economics,Cornell" table:formula="of:=CONCATENATE([.B11];&quot;,&quot;;[.C11])" table:style-name="ce15">
            <text:p>Economics,Cornell</text:p>
          </table:table-cell>
          <table:table-cell table:number-columns-repeated="16380" table:style-name="ce1"/>
        </table:table-row>
        <table:table-row table:style-name="ro1">
          <table:table-cell office:value-type="float" office:value="173" table:style-name="ce10">
            <text:p>173</text:p>
          </table:table-cell>
          <table:table-cell office:value-type="string" table:style-name="ce11">
            <text:p>Arts</text:p>
          </table:table-cell>
          <table:table-cell office:value-type="string" table:style-name="ce11">
            <text:p>Harvard</text:p>
          </table:table-cell>
          <table:table-cell office:value-type="string" office:string-value="Arts,Harvard" table:formula="of:=CONCATENATE([.B12];&quot;,&quot;;[.C12])" table:style-name="ce12">
            <text:p>Arts,Harvard</text:p>
          </table:table-cell>
          <table:table-cell table:number-columns-repeated="16380" table:style-name="ce1"/>
        </table:table-row>
        <table:table-row table:style-name="ro1">
          <table:table-cell office:value-type="float" office:value="1355" table:style-name="ce13">
            <text:p>1355</text:p>
          </table:table-cell>
          <table:table-cell office:value-type="string" table:style-name="ce14">
            <text:p>Arts</text:p>
          </table:table-cell>
          <table:table-cell office:value-type="string" table:style-name="ce14">
            <text:p>Cornell</text:p>
          </table:table-cell>
          <table:table-cell office:value-type="string" office:string-value="Arts,Cornell" table:formula="of:=CONCATENATE([.B13];&quot;,&quot;;[.C13])" table:style-name="ce15">
            <text:p>Arts,Cornell</text:p>
          </table:table-cell>
          <table:table-cell table:number-columns-repeated="16380" table:style-name="ce1"/>
        </table:table-row>
        <table:table-row table:style-name="ro1">
          <table:table-cell office:value-type="float" office:value="193" table:style-name="ce10">
            <text:p>193</text:p>
          </table:table-cell>
          <table:table-cell office:value-type="string" table:style-name="ce11">
            <text:p>Mathematics</text:p>
          </table:table-cell>
          <table:table-cell office:value-type="string" table:style-name="ce11">
            <text:p>Princeton</text:p>
          </table:table-cell>
          <table:table-cell office:value-type="string" office:string-value="Mathematics,Princeton" table:formula="of:=CONCATENATE([.B14];&quot;,&quot;;[.C14])" table:style-name="ce12">
            <text:p>Mathematics,Princeton</text:p>
          </table:table-cell>
          <table:table-cell table:number-columns-repeated="16380" table:style-name="ce1"/>
        </table:table-row>
        <table:table-row table:style-name="ro1">
          <table:table-cell office:value-type="float" office:value="615" table:style-name="ce13">
            <text:p>615</text:p>
          </table:table-cell>
          <table:table-cell office:value-type="string" table:style-name="ce14">
            <text:p>Mathematics</text:p>
          </table:table-cell>
          <table:table-cell office:value-type="string" table:style-name="ce14">
            <text:p>Harvard</text:p>
          </table:table-cell>
          <table:table-cell office:value-type="string" office:string-value="Mathematics,Harvard" table:formula="of:=CONCATENATE([.B15];&quot;,&quot;;[.C15])" table:style-name="ce15">
            <text:p>Mathematics,Harvard</text:p>
          </table:table-cell>
          <table:table-cell table:number-columns-repeated="16380" table:style-name="ce1"/>
        </table:table-row>
        <table:table-row table:style-name="ro1">
          <table:table-cell office:value-type="float" office:value="1579" table:style-name="ce10">
            <text:p>1579</text:p>
          </table:table-cell>
          <table:table-cell office:value-type="string" table:style-name="ce11">
            <text:p>Mathematics</text:p>
          </table:table-cell>
          <table:table-cell office:value-type="string" table:style-name="ce11">
            <text:p>Brown</text:p>
          </table:table-cell>
          <table:table-cell office:value-type="string" office:string-value="Mathematics,Brown" table:formula="of:=CONCATENATE([.B16];&quot;,&quot;;[.C16])" table:style-name="ce12">
            <text:p>Mathematics,Brown</text:p>
          </table:table-cell>
          <table:table-cell table:number-columns-repeated="16380" table:style-name="ce1"/>
        </table:table-row>
        <table:table-row table:style-name="ro1">
          <table:table-cell office:value-type="float" office:value="547" table:style-name="ce13">
            <text:p>547</text:p>
          </table:table-cell>
          <table:table-cell office:value-type="string" table:style-name="ce14">
            <text:p>Physics</text:p>
          </table:table-cell>
          <table:table-cell office:value-type="string" table:style-name="ce14">
            <text:p>Dartmouth</text:p>
          </table:table-cell>
          <table:table-cell office:value-type="string" office:string-value="Physics,Dartmouth" table:formula="of:=CONCATENATE([.B17];&quot;,&quot;;[.C17])" table:style-name="ce15">
            <text:p>Physics,Dartmouth</text:p>
          </table:table-cell>
          <table:table-cell table:number-columns-repeated="16380"/>
        </table:table-row>
        <table:table-row table:style-name="ro1">
          <table:table-cell office:value-type="float" office:value="1687" table:style-name="ce10">
            <text:p>1687</text:p>
          </table:table-cell>
          <table:table-cell office:value-type="string" table:style-name="ce11">
            <text:p>Psychology</text:p>
          </table:table-cell>
          <table:table-cell office:value-type="string" table:style-name="ce11">
            <text:p>Dartmouth</text:p>
          </table:table-cell>
          <table:table-cell office:value-type="string" office:string-value="Psychology,Dartmouth" table:formula="of:=CONCATENATE([.B18];&quot;,&quot;;[.C18])" table:style-name="ce12">
            <text:p>Psychology,Dartmouth</text:p>
          </table:table-cell>
          <table:table-cell table:number-columns-repeated="16380"/>
        </table:table-row>
        <table:table-row table:style-name="ro1">
          <table:table-cell office:value-type="float" office:value="972" table:style-name="ce13">
            <text:p>972</text:p>
          </table:table-cell>
          <table:table-cell office:value-type="string" table:style-name="ce14">
            <text:p>Economics</text:p>
          </table:table-cell>
          <table:table-cell office:value-type="string" table:style-name="ce14">
            <text:p>Brown</text:p>
          </table:table-cell>
          <table:table-cell office:value-type="string" office:string-value="Economics,Brown" table:formula="of:=CONCATENATE([.B19];&quot;,&quot;;[.C19])" table:style-name="ce15">
            <text:p>Economics,Brown</text:p>
          </table:table-cell>
          <table:table-cell table:number-columns-repeated="16380"/>
        </table:table-row>
        <table:table-row table:style-name="ro1">
          <table:table-cell office:value-type="float" office:value="234" table:style-name="ce10">
            <text:p>234</text:p>
          </table:table-cell>
          <table:table-cell office:value-type="string" table:style-name="ce11">
            <text:p>Economics</text:p>
          </table:table-cell>
          <table:table-cell office:value-type="string" table:style-name="ce11">
            <text:p>Penn State</text:p>
          </table:table-cell>
          <table:table-cell office:value-type="string" office:string-value="Economics,Penn State" table:formula="of:=CONCATENATE([.B20];&quot;,&quot;;[.C20])" table:style-name="ce12">
            <text:p>Economics,Penn State</text:p>
          </table:table-cell>
          <table:table-cell table:number-columns-repeated="16380"/>
        </table:table-row>
        <table:table-row table:style-name="ro1">
          <table:table-cell office:value-type="float" office:value="151" table:style-name="ce13">
            <text:p>151</text:p>
          </table:table-cell>
          <table:table-cell office:value-type="string" table:style-name="ce14">
            <text:p>Psychology</text:p>
          </table:table-cell>
          <table:table-cell office:value-type="string" table:style-name="ce14">
            <text:p>Princeton</text:p>
          </table:table-cell>
          <table:table-cell office:value-type="string" office:string-value="Psychology,Princeton" table:formula="of:=CONCATENATE([.B21];&quot;,&quot;;[.C21])" table:style-name="ce15">
            <text:p>Psychology,Princeton</text:p>
          </table:table-cell>
          <table:table-cell table:number-columns-repeated="16380"/>
        </table:table-row>
        <table:table-row table:style-name="ro1">
          <table:table-cell office:value-type="float" office:value="1793" table:style-name="ce10">
            <text:p>1793</text:p>
          </table:table-cell>
          <table:table-cell office:value-type="string" table:style-name="ce11">
            <text:p>Physics</text:p>
          </table:table-cell>
          <table:table-cell office:value-type="string" table:style-name="ce11">
            <text:p>Columbia</text:p>
          </table:table-cell>
          <table:table-cell office:value-type="string" office:string-value="Physics,Columbia" table:formula="of:=CONCATENATE([.B22];&quot;,&quot;;[.C22])" table:style-name="ce12">
            <text:p>Physics,Columbia</text:p>
          </table:table-cell>
          <table:table-cell table:number-columns-repeated="16380"/>
        </table:table-row>
        <table:table-row table:style-name="ro1">
          <table:table-cell office:value-type="float" office:value="315" table:style-name="ce13">
            <text:p>315</text:p>
          </table:table-cell>
          <table:table-cell office:value-type="string" table:style-name="ce14">
            <text:p>Psychology</text:p>
          </table:table-cell>
          <table:table-cell office:value-type="string" table:style-name="ce14">
            <text:p>Columbia</text:p>
          </table:table-cell>
          <table:table-cell office:value-type="string" office:string-value="Psychology,Columbia" table:formula="of:=CONCATENATE([.B23];&quot;,&quot;;[.C23])" table:style-name="ce15">
            <text:p>Psychology,Columbia</text:p>
          </table:table-cell>
          <table:table-cell table:number-columns-repeated="16380"/>
        </table:table-row>
        <table:table-row table:style-name="ro1">
          <table:table-cell office:value-type="float" office:value="618" table:style-name="ce10">
            <text:p>618</text:p>
          </table:table-cell>
          <table:table-cell office:value-type="string" table:style-name="ce11">
            <text:p>Physics</text:p>
          </table:table-cell>
          <table:table-cell office:value-type="string" table:style-name="ce11">
            <text:p>Cornell</text:p>
          </table:table-cell>
          <table:table-cell office:value-type="string" office:string-value="Physics,Cornell" table:formula="of:=CONCATENATE([.B24];&quot;,&quot;;[.C24])" table:style-name="ce12">
            <text:p>Physics,Cornell</text:p>
          </table:table-cell>
          <table:table-cell table:number-columns-repeated="16380"/>
        </table:table-row>
        <table:table-row table:style-name="ro1">
          <table:table-cell office:value-type="float" office:value="246" table:style-name="ce13">
            <text:p>246</text:p>
          </table:table-cell>
          <table:table-cell office:value-type="string" table:style-name="ce14">
            <text:p>Physics</text:p>
          </table:table-cell>
          <table:table-cell office:value-type="string" table:style-name="ce14">
            <text:p>Yale</text:p>
          </table:table-cell>
          <table:table-cell office:value-type="string" office:string-value="Physics,Yale" table:formula="of:=CONCATENATE([.B25];&quot;,&quot;;[.C25])" table:style-name="ce15">
            <text:p>Physics,Yale</text:p>
          </table:table-cell>
          <table:table-cell table:number-columns-repeated="16380"/>
        </table:table-row>
        <table:table-row table:style-name="ro1">
          <table:table-cell office:value-type="float" office:value="784" table:style-name="ce10">
            <text:p>784</text:p>
          </table:table-cell>
          <table:table-cell office:value-type="string" table:style-name="ce11">
            <text:p>Physics</text:p>
          </table:table-cell>
          <table:table-cell office:value-type="string" table:style-name="ce11">
            <text:p>Princeton</text:p>
          </table:table-cell>
          <table:table-cell office:value-type="string" office:string-value="Physics,Princeton" table:formula="of:=CONCATENATE([.B26];&quot;,&quot;;[.C26])" table:style-name="ce12">
            <text:p>Physics,Princeton</text:p>
          </table:table-cell>
          <table:table-cell table:number-columns-repeated="16380"/>
        </table:table-row>
        <table:table-row table:style-name="ro1">
          <table:table-cell office:value-type="float" office:value="316" table:style-name="ce13">
            <text:p>316</text:p>
          </table:table-cell>
          <table:table-cell office:value-type="string" table:style-name="ce14">
            <text:p>Mathematics</text:p>
          </table:table-cell>
          <table:table-cell office:value-type="string" table:style-name="ce14">
            <text:p>Dartmouth</text:p>
          </table:table-cell>
          <table:table-cell office:value-type="string" office:string-value="Mathematics,Dartmouth" table:formula="of:=CONCATENATE([.B27];&quot;,&quot;;[.C27])" table:style-name="ce15">
            <text:p>Mathematics,Dartmouth</text:p>
          </table:table-cell>
          <table:table-cell table:number-columns-repeated="16380"/>
        </table:table-row>
        <table:table-row table:style-name="ro1">
          <table:table-cell office:value-type="float" office:value="3155" table:style-name="ce10">
            <text:p>3155</text:p>
          </table:table-cell>
          <table:table-cell office:value-type="string" table:style-name="ce11">
            <text:p>Arts</text:p>
          </table:table-cell>
          <table:table-cell office:value-type="string" table:style-name="ce11">
            <text:p>Dartmouth</text:p>
          </table:table-cell>
          <table:table-cell office:value-type="string" office:string-value="Arts,Dartmouth" table:formula="of:=CONCATENATE([.B28];&quot;,&quot;;[.C28])" table:style-name="ce12">
            <text:p>Arts,Dartmouth</text:p>
          </table:table-cell>
          <table:table-cell table:number-columns-repeated="16380"/>
        </table:table-row>
        <table:table-row table:style-name="ro1">
          <table:table-cell office:value-type="float" office:value="318" table:style-name="ce13">
            <text:p>318</text:p>
          </table:table-cell>
          <table:table-cell office:value-type="string" table:style-name="ce14">
            <text:p>Psychology</text:p>
          </table:table-cell>
          <table:table-cell office:value-type="string" table:style-name="ce14">
            <text:p>Penn State</text:p>
          </table:table-cell>
          <table:table-cell office:value-type="string" office:string-value="Psychology,Penn State" table:formula="of:=CONCATENATE([.B29];&quot;,&quot;;[.C29])" table:style-name="ce15">
            <text:p>Psychology,Penn State</text:p>
          </table:table-cell>
          <table:table-cell table:number-columns-repeated="16380"/>
        </table:table-row>
        <table:table-row table:style-name="ro1">
          <table:table-cell office:value-type="float" office:value="608" table:style-name="ce10">
            <text:p>608</text:p>
          </table:table-cell>
          <table:table-cell office:value-type="string" table:style-name="ce11">
            <text:p>Economics</text:p>
          </table:table-cell>
          <table:table-cell office:value-type="string" table:style-name="ce11">
            <text:p>Columbia</text:p>
          </table:table-cell>
          <table:table-cell office:value-type="string" office:string-value="Economics,Columbia" table:formula="of:=CONCATENATE([.B30];&quot;,&quot;;[.C30])" table:style-name="ce12">
            <text:p>Economics,Columbia</text:p>
          </table:table-cell>
          <table:table-cell table:number-columns-repeated="16380"/>
        </table:table-row>
        <table:table-row table:style-name="ro1">
          <table:table-cell office:value-type="float" office:value="561" table:style-name="ce13">
            <text:p>561</text:p>
          </table:table-cell>
          <table:table-cell office:value-type="string" table:style-name="ce14">
            <text:p>Arts</text:p>
          </table:table-cell>
          <table:table-cell office:value-type="string" table:style-name="ce14">
            <text:p>Princeton</text:p>
          </table:table-cell>
          <table:table-cell office:value-type="string" office:string-value="Arts,Princeton" table:formula="of:=CONCATENATE([.B31];&quot;,&quot;;[.C31])" table:style-name="ce15">
            <text:p>Arts,Princeton</text:p>
          </table:table-cell>
          <table:table-cell table:number-columns-repeated="16380"/>
        </table:table-row>
        <table:table-row table:style-name="ro1">
          <table:table-cell office:value-type="float" office:value="357" table:style-name="ce10">
            <text:p>357</text:p>
          </table:table-cell>
          <table:table-cell office:value-type="string" table:style-name="ce11">
            <text:p>Psychology</text:p>
          </table:table-cell>
          <table:table-cell office:value-type="string" table:style-name="ce11">
            <text:p>Yale</text:p>
          </table:table-cell>
          <table:table-cell office:value-type="string" office:string-value="Psychology,Yale" table:formula="of:=CONCATENATE([.B32];&quot;,&quot;;[.C32])" table:style-name="ce12">
            <text:p>Psychology,Yale</text:p>
          </table:table-cell>
          <table:table-cell table:number-columns-repeated="16380"/>
        </table:table-row>
        <table:table-row table:style-name="ro1">
          <table:table-cell office:value-type="float" office:value="1688" table:style-name="ce13">
            <text:p>1688</text:p>
          </table:table-cell>
          <table:table-cell office:value-type="string" table:style-name="ce14">
            <text:p>Mathematics</text:p>
          </table:table-cell>
          <table:table-cell office:value-type="string" table:style-name="ce14">
            <text:p>Columbia</text:p>
          </table:table-cell>
          <table:table-cell office:value-type="string" office:string-value="Mathematics,Columbia" table:formula="of:=CONCATENATE([.B33];&quot;,&quot;;[.C33])" table:style-name="ce15">
            <text:p>Mathematics,Columbia</text:p>
          </table:table-cell>
          <table:table-cell table:number-columns-repeated="16380"/>
        </table:table-row>
        <table:table-row table:style-name="ro1">
          <table:table-cell office:value-type="float" office:value="972" table:style-name="ce10">
            <text:p>972</text:p>
          </table:table-cell>
          <table:table-cell office:value-type="string" table:style-name="ce11">
            <text:p>Economics</text:p>
          </table:table-cell>
          <table:table-cell office:value-type="string" table:style-name="ce11">
            <text:p>Princeton</text:p>
          </table:table-cell>
          <table:table-cell office:value-type="string" office:string-value="Economics,Princeton" table:formula="of:=CONCATENATE([.B34];&quot;,&quot;;[.C34])" table:style-name="ce12">
            <text:p>Economics,Princeton</text:p>
          </table:table-cell>
          <table:table-cell table:number-columns-repeated="16380"/>
        </table:table-row>
        <table:table-row table:style-name="ro1">
          <table:table-cell office:value-type="float" office:value="568" table:style-name="ce13">
            <text:p>568</text:p>
          </table:table-cell>
          <table:table-cell office:value-type="string" table:style-name="ce14">
            <text:p>Physics</text:p>
          </table:table-cell>
          <table:table-cell office:value-type="string" table:style-name="ce14">
            <text:p>Penn State</text:p>
          </table:table-cell>
          <table:table-cell office:value-type="string" office:string-value="Physics,Penn State" table:formula="of:=CONCATENATE([.B35];&quot;,&quot;;[.C35])" table:style-name="ce15">
            <text:p>Physics,Penn State</text:p>
          </table:table-cell>
          <table:table-cell table:number-columns-repeated="16380"/>
        </table:table-row>
        <table:table-row table:style-name="ro1">
          <table:table-cell office:value-type="float" office:value="632" table:style-name="ce10">
            <text:p>632</text:p>
          </table:table-cell>
          <table:table-cell office:value-type="string" table:style-name="ce11">
            <text:p>Mathematics</text:p>
          </table:table-cell>
          <table:table-cell office:value-type="string" table:style-name="ce11">
            <text:p>Penn State</text:p>
          </table:table-cell>
          <table:table-cell office:value-type="string" office:string-value="Mathematics,Penn State" table:formula="of:=CONCATENATE([.B36];&quot;,&quot;;[.C36])" table:style-name="ce12">
            <text:p>Mathematics,Penn State</text:p>
          </table:table-cell>
          <table:table-cell table:number-columns-repeated="16380"/>
        </table:table-row>
        <table:table-row table:style-name="ro1">
          <table:table-cell office:value-type="float" office:value="551" table:style-name="ce13">
            <text:p>551</text:p>
          </table:table-cell>
          <table:table-cell office:value-type="string" table:style-name="ce14">
            <text:p>Psychology</text:p>
          </table:table-cell>
          <table:table-cell office:value-type="string" table:style-name="ce14">
            <text:p>Cornell</text:p>
          </table:table-cell>
          <table:table-cell office:value-type="string" office:string-value="Psychology,Cornell" table:formula="of:=CONCATENATE([.B37];&quot;,&quot;;[.C37])" table:style-name="ce15">
            <text:p>Psychology,Cornell</text:p>
          </table:table-cell>
          <table:table-cell table:number-columns-repeated="16380"/>
        </table:table-row>
        <table:table-row table:style-name="ro1">
          <table:table-cell office:value-type="float" office:value="948" table:style-name="ce10">
            <text:p>948</text:p>
          </table:table-cell>
          <table:table-cell office:value-type="string" table:style-name="ce11">
            <text:p>Physics</text:p>
          </table:table-cell>
          <table:table-cell office:value-type="string" table:style-name="ce11">
            <text:p>Harvard</text:p>
          </table:table-cell>
          <table:table-cell office:value-type="string" office:string-value="Physics,Harvard" table:formula="of:=CONCATENATE([.B38];&quot;,&quot;;[.C38])" table:style-name="ce12">
            <text:p>Physics,Harvard</text:p>
          </table:table-cell>
          <table:table-cell table:number-columns-repeated="16380"/>
        </table:table-row>
        <table:table-row table:style-name="ro1">
          <table:table-cell office:value-type="float" office:value="1358" table:style-name="ce13">
            <text:p>1358</text:p>
          </table:table-cell>
          <table:table-cell office:value-type="string" table:style-name="ce14">
            <text:p>Arts</text:p>
          </table:table-cell>
          <table:table-cell office:value-type="string" table:style-name="ce14">
            <text:p>Brown</text:p>
          </table:table-cell>
          <table:table-cell office:value-type="string" office:string-value="Arts,Brown" table:formula="of:=CONCATENATE([.B39];&quot;,&quot;;[.C39])" table:style-name="ce15">
            <text:p>Arts,Brown</text:p>
          </table:table-cell>
          <table:table-cell table:number-columns-repeated="16380"/>
        </table:table-row>
        <table:table-row table:style-name="ro1">
          <table:table-cell office:value-type="float" office:value="135" table:style-name="ce10">
            <text:p>135</text:p>
          </table:table-cell>
          <table:table-cell office:value-type="string" table:style-name="ce11">
            <text:p>Arts</text:p>
          </table:table-cell>
          <table:table-cell office:value-type="string" table:style-name="ce11">
            <text:p>Penn State</text:p>
          </table:table-cell>
          <table:table-cell office:value-type="string" office:string-value="Arts,Penn State" table:formula="of:=CONCATENATE([.B40];&quot;,&quot;;[.C40])" table:style-name="ce12">
            <text:p>Arts,Penn State</text:p>
          </table:table-cell>
          <table:table-cell table:number-columns-repeated="16380"/>
        </table:table-row>
        <table:table-row table:style-name="ro1">
          <table:table-cell office:value-type="float" office:value="849" table:style-name="ce13">
            <text:p>849</text:p>
          </table:table-cell>
          <table:table-cell office:value-type="string" table:style-name="ce14">
            <text:p>Mathematics</text:p>
          </table:table-cell>
          <table:table-cell office:value-type="string" table:style-name="ce14">
            <text:p>Yale</text:p>
          </table:table-cell>
          <table:table-cell office:value-type="string" office:string-value="Mathematics,Yale" table:formula="of:=CONCATENATE([.B41];&quot;,&quot;;[.C41])" table:style-name="ce15">
            <text:p>Mathematics,Yale</text:p>
          </table:table-cell>
          <table:table-cell table:number-columns-repeated="16380"/>
        </table:table-row>
        <table:table-row table:style-name="ro1">
          <table:table-cell office:value-type="float" office:value="158" table:style-name="ce10">
            <text:p>158</text:p>
          </table:table-cell>
          <table:table-cell office:value-type="string" table:style-name="ce11">
            <text:p>Psychology</text:p>
          </table:table-cell>
          <table:table-cell office:value-type="string" table:style-name="ce11">
            <text:p>Harvard</text:p>
          </table:table-cell>
          <table:table-cell office:value-type="string" office:string-value="Psychology,Harvard" table:formula="of:=CONCATENATE([.B42];&quot;,&quot;;[.C42])" table:style-name="ce12">
            <text:p>Psychology,Harvard</text:p>
          </table:table-cell>
          <table:table-cell table:number-columns-repeated="16380"/>
        </table:table-row>
        <table:table-row table:style-name="ro1">
          <table:table-cell office:value-type="float" office:value="1889" table:style-name="ce13">
            <text:p>1889</text:p>
          </table:table-cell>
          <table:table-cell office:value-type="string" table:style-name="ce14">
            <text:p>Mathematics</text:p>
          </table:table-cell>
          <table:table-cell office:value-type="string" table:style-name="ce14">
            <text:p>Cornell</text:p>
          </table:table-cell>
          <table:table-cell office:value-type="string" office:string-value="Mathematics,Cornell" table:formula="of:=CONCATENATE([.B43];&quot;,&quot;;[.C43])" table:style-name="ce15">
            <text:p>Mathematics,Cornell</text:p>
          </table:table-cell>
          <table:table-cell table:number-columns-repeated="16380"/>
        </table:table-row>
        <table:table-row table:style-name="ro1">
          <table:table-cell office:value-type="float" office:value="651" table:style-name="ce10">
            <text:p>651</text:p>
          </table:table-cell>
          <table:table-cell office:value-type="string" table:style-name="ce11">
            <text:p>Psychology</text:p>
          </table:table-cell>
          <table:table-cell office:value-type="string" table:style-name="ce11">
            <text:p>Brown</text:p>
          </table:table-cell>
          <table:table-cell office:value-type="string" office:string-value="Psychology,Brown" table:formula="of:=CONCATENATE([.B44];&quot;,&quot;;[.C44])" table:style-name="ce12">
            <text:p>Psychology,Brown</text:p>
          </table:table-cell>
          <table:table-cell table:number-columns-repeated="16380"/>
        </table:table-row>
        <table:table-row table:style-name="ro1">
          <table:table-cell office:value-type="float" office:value="651" table:style-name="ce13">
            <text:p>651</text:p>
          </table:table-cell>
          <table:table-cell office:value-type="string" table:style-name="ce14">
            <text:p>Economics</text:p>
          </table:table-cell>
          <table:table-cell office:value-type="string" table:style-name="ce14">
            <text:p>Yale</text:p>
          </table:table-cell>
          <table:table-cell office:value-type="string" office:string-value="Economics,Yale" table:formula="of:=CONCATENATE([.B45];&quot;,&quot;;[.C45])" table:style-name="ce15">
            <text:p>Economics,Yale</text:p>
          </table:table-cell>
          <table:table-cell table:number-columns-repeated="16380"/>
        </table:table-row>
        <table:table-row table:number-rows-repeated="1048531" table:style-name="ro1">
          <table:table-cell table:number-columns-repeated="16384"/>
        </table:table-row>
      </table:table>
      <table:table table:name="tab1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1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number-columns-repeated="10" table:default-cell-style-name="ce1"/>
        <table:table-column table:style-name="co12" table:default-cell-style-name="ce1"/>
        <table:table-column table:style-name="co3" table:number-columns-repeated="16345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8">
            <text:p>Étiquettes de lignes</text:p>
          </table:table-cell>
          <table:table-cell office:value-type="string" table:style-name="ce18">
            <text:p>Somme de Students</text:p>
          </table:table-cell>
          <table:table-cell office:value-type="string" table:style-name="ce18">
            <text:p>Moyenne de Students2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Arts</text:p>
          </table:table-cell>
          <table:table-cell office:value-type="float" office:value="8177" table:style-name="ce20">
            <text:p>8177</text:p>
          </table:table-cell>
          <table:table-cell office:value-type="float" office:value="1022.125" table:style-name="ce20">
            <text:p>1022,125</text:p>
          </table:table-cell>
          <table:table-cell table:number-columns-repeated="16381"/>
        </table:table-row>
        <table:table-row table:style-name="ro1">
          <table:table-cell office:value-type="string" table:style-name="ce21">
            <text:p>Economics</text:p>
          </table:table-cell>
          <table:table-cell office:value-type="float" office:value="4877" table:style-name="ce9">
            <text:p>4877</text:p>
          </table:table-cell>
          <table:table-cell office:value-type="float" office:value="609.625" table:style-name="ce9">
            <text:p>609,625</text:p>
          </table:table-cell>
          <table:table-cell table:number-columns-repeated="16381"/>
        </table:table-row>
        <table:table-row table:style-name="ro1">
          <table:table-cell office:value-type="string" table:style-name="ce21">
            <text:p>Mathematics</text:p>
          </table:table-cell>
          <table:table-cell office:value-type="float" office:value="7761" table:style-name="ce9">
            <text:p>7761</text:p>
          </table:table-cell>
          <table:table-cell office:value-type="float" office:value="970.125" table:style-name="ce9">
            <text:p>970,125</text:p>
          </table:table-cell>
          <table:table-cell table:number-columns-repeated="16381"/>
        </table:table-row>
        <table:table-row table:style-name="ro1">
          <table:table-cell office:value-type="string" table:style-name="ce21">
            <text:p>Physics</text:p>
          </table:table-cell>
          <table:table-cell office:value-type="float" office:value="15071" table:style-name="ce9">
            <text:p>15071</text:p>
          </table:table-cell>
          <table:table-cell office:value-type="float" office:value="1883.875" table:style-name="ce9">
            <text:p>1883,875</text:p>
          </table:table-cell>
          <table:table-cell table:number-columns-repeated="16381"/>
        </table:table-row>
        <table:table-row table:style-name="ro1">
          <table:table-cell office:value-type="string" table:style-name="ce22">
            <text:p>Psychology</text:p>
          </table:table-cell>
          <table:table-cell office:value-type="float" office:value="4188" table:style-name="ce23">
            <text:p>4188</text:p>
          </table:table-cell>
          <table:table-cell office:value-type="float" office:value="523.5" table:style-name="ce23">
            <text:p>523,5</text:p>
          </table:table-cell>
          <table:table-cell table:number-columns-repeated="16381"/>
        </table:table-row>
        <table:table-row table:style-name="ro1">
          <table:table-cell office:value-type="string" table:style-name="ce24">
            <text:p>Total général</text:p>
          </table:table-cell>
          <table:table-cell office:value-type="float" office:value="40074" table:style-name="ce25">
            <text:p>40074</text:p>
          </table:table-cell>
          <table:table-cell office:value-type="float" office:value="1001.85" table:style-name="ce25">
            <text:p>1001,85</text:p>
          </table:table-cell>
          <table:table-cell table:number-columns-repeated="16381"/>
        </table:table-row>
        <table:table-row table:number-rows-repeated="1048567" table:style-name="ro1">
          <table:table-cell table:number-columns-repeated="16384"/>
        </table:table-row>
      </table:table>
      <table:table table:name="tab2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number-columns-repeated="16381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8">
            <text:p>Étiquettes de lignes</text:p>
          </table:table-cell>
          <table:table-cell office:value-type="string" table:style-name="ce18">
            <text:p>Somme de Students</text:p>
          </table:table-cell>
          <table:table-cell office:value-type="string" table:style-name="ce18">
            <text:p>Moyenne de Students2</text:p>
          </table:table-cell>
          <table:table-cell table:number-columns-repeated="16381"/>
        </table:table-row>
        <table:table-row table:style-name="ro1">
          <table:table-cell office:value-type="string" table:style-name="ce26">
            <text:p>Brown</text:p>
          </table:table-cell>
          <table:table-cell office:value-type="float" office:value="14127" table:style-name="ce1">
            <text:p>14127</text:p>
          </table:table-cell>
          <table:table-cell office:value-type="float" office:value="2825.4" table:style-name="ce1">
            <text:p>2825,4</text:p>
          </table:table-cell>
          <table:table-cell table:number-columns-repeated="16381"/>
        </table:table-row>
        <table:table-row table:style-name="ro1">
          <table:table-cell office:value-type="string" table:style-name="ce26">
            <text:p>Columbia</text:p>
          </table:table-cell>
          <table:table-cell office:value-type="float" office:value="5253" table:style-name="ce1">
            <text:p>5253</text:p>
          </table:table-cell>
          <table:table-cell office:value-type="float" office:value="1050.5999999999999" table:style-name="ce1">
            <text:p>1050,6</text:p>
          </table:table-cell>
          <table:table-cell table:number-columns-repeated="16381"/>
        </table:table-row>
        <table:table-row table:style-name="ro1">
          <table:table-cell office:value-type="string" table:style-name="ce26">
            <text:p>Cornell</text:p>
          </table:table-cell>
          <table:table-cell office:value-type="float" office:value="4965" table:style-name="ce1">
            <text:p>4965</text:p>
          </table:table-cell>
          <table:table-cell office:value-type="float" office:value="993" table:style-name="ce1">
            <text:p>993</text:p>
          </table:table-cell>
          <table:table-cell table:number-columns-repeated="16381"/>
        </table:table-row>
        <table:table-row table:style-name="ro1">
          <table:table-cell office:value-type="string" table:style-name="ce26">
            <text:p>Dartmouth</text:p>
          </table:table-cell>
          <table:table-cell office:value-type="float" office:value="6247" table:style-name="ce1">
            <text:p>6247</text:p>
          </table:table-cell>
          <table:table-cell office:value-type="float" office:value="1249.4000000000001" table:style-name="ce1">
            <text:p>1249,4</text:p>
          </table:table-cell>
          <table:table-cell table:number-columns-repeated="16381"/>
        </table:table-row>
        <table:table-row table:style-name="ro1">
          <table:table-cell office:value-type="string" table:style-name="ce26">
            <text:p>Harvard</text:p>
          </table:table-cell>
          <table:table-cell office:value-type="float" office:value="2240" table:style-name="ce1">
            <text:p>2240</text:p>
          </table:table-cell>
          <table:table-cell office:value-type="float" office:value="448" table:style-name="ce1">
            <text:p>448</text:p>
          </table:table-cell>
          <table:table-cell table:number-columns-repeated="16381"/>
        </table:table-row>
        <table:table-row table:style-name="ro1">
          <table:table-cell office:value-type="string" table:style-name="ce26">
            <text:p>Penn State</text:p>
          </table:table-cell>
          <table:table-cell office:value-type="float" office:value="1887" table:style-name="ce1">
            <text:p>1887</text:p>
          </table:table-cell>
          <table:table-cell office:value-type="float" office:value="377.4" table:style-name="ce1">
            <text:p>377,4</text:p>
          </table:table-cell>
          <table:table-cell table:number-columns-repeated="16381"/>
        </table:table-row>
        <table:table-row table:style-name="ro1">
          <table:table-cell office:value-type="string" table:style-name="ce26">
            <text:p>Princeton</text:p>
          </table:table-cell>
          <table:table-cell office:value-type="float" office:value="2661" table:style-name="ce1">
            <text:p>2661</text:p>
          </table:table-cell>
          <table:table-cell office:value-type="float" office:value="532.20000000000005" table:style-name="ce1">
            <text:p>532,2</text:p>
          </table:table-cell>
          <table:table-cell table:number-columns-repeated="16381"/>
        </table:table-row>
        <table:table-row table:style-name="ro1">
          <table:table-cell office:value-type="string" table:style-name="ce26">
            <text:p>Yale</text:p>
          </table:table-cell>
          <table:table-cell office:value-type="float" office:value="2694" table:style-name="ce1">
            <text:p>2694</text:p>
          </table:table-cell>
          <table:table-cell office:value-type="float" office:value="538.79999999999995" table:style-name="ce1">
            <text:p>538,8</text:p>
          </table:table-cell>
          <table:table-cell table:number-columns-repeated="16381"/>
        </table:table-row>
        <table:table-row table:style-name="ro1">
          <table:table-cell office:value-type="string" table:style-name="ce24">
            <text:p>Total général</text:p>
          </table:table-cell>
          <table:table-cell office:value-type="float" office:value="40074" table:style-name="ce25">
            <text:p>40074</text:p>
          </table:table-cell>
          <table:table-cell office:value-type="float" office:value="1001.85" table:style-name="ce25">
            <text:p>1001,85</text:p>
          </table:table-cell>
          <table:table-cell table:number-columns-repeated="16381"/>
        </table:table-row>
        <table:table-row table:number-rows-repeated="1048564" table:style-name="ro1">
          <table:table-cell table:number-columns-repeated="16384"/>
        </table:table-row>
      </table:table>
      <table:table table:name="tab3" table:style-name="ta1">
        <table:table-column table:style-name="co7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3" table:number-columns-repeated="16377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7">
            <text:p>Somme de Students</text:p>
          </table:table-cell>
          <table:table-cell office:value-type="string" table:style-name="ce27">
            <text:p>Étiquettes de colonnes</text:p>
          </table:table-cell>
          <table:table-cell table:number-columns-repeated="5" table:style-name="ce27"/>
          <table:table-cell table:number-columns-repeated="16377"/>
        </table:table-row>
        <table:table-row table:style-name="ro1">
          <table:table-cell office:value-type="string" table:style-name="ce28">
            <text:p>Étiquettes de lignes</text:p>
          </table:table-cell>
          <table:table-cell office:value-type="string" table:style-name="ce29">
            <text:p>Arts</text:p>
          </table:table-cell>
          <table:table-cell office:value-type="string" table:style-name="ce18">
            <text:p>Economics</text:p>
          </table:table-cell>
          <table:table-cell office:value-type="string" table:style-name="ce18">
            <text:p>Mathematics</text:p>
          </table:table-cell>
          <table:table-cell office:value-type="string" table:style-name="ce18">
            <text:p>Physics</text:p>
          </table:table-cell>
          <table:table-cell office:value-type="string" table:style-name="ce18">
            <text:p>Psychology</text:p>
          </table:table-cell>
          <table:table-cell office:value-type="string" table:style-name="ce18">
            <text:p>Total général</text:p>
          </table:table-cell>
          <table:table-cell table:number-columns-repeated="16377"/>
        </table:table-row>
        <table:table-row table:style-name="ro1">
          <table:table-cell office:value-type="string" table:style-name="ce26">
            <text:p>Brown</text:p>
          </table:table-cell>
          <table:table-cell office:value-type="float" office:value="1358" table:style-name="ce1">
            <text:p>1358</text:p>
          </table:table-cell>
          <table:table-cell office:value-type="float" office:value="972" table:style-name="ce1">
            <text:p>972</text:p>
          </table:table-cell>
          <table:table-cell office:value-type="float" office:value="1579" table:style-name="ce1">
            <text:p>1579</text:p>
          </table:table-cell>
          <table:table-cell office:value-type="float" office:value="9567" table:style-name="ce1">
            <text:p>9567</text:p>
          </table:table-cell>
          <table:table-cell office:value-type="float" office:value="651" table:style-name="ce1">
            <text:p>651</text:p>
          </table:table-cell>
          <table:table-cell office:value-type="float" office:value="14127" table:style-name="ce1">
            <text:p>14127</text:p>
          </table:table-cell>
          <table:table-cell table:number-columns-repeated="16377"/>
        </table:table-row>
        <table:table-row table:style-name="ro1">
          <table:table-cell office:value-type="string" table:style-name="ce26">
            <text:p>Columbia</text:p>
          </table:table-cell>
          <table:table-cell office:value-type="float" office:value="849" table:style-name="ce1">
            <text:p>849</text:p>
          </table:table-cell>
          <table:table-cell office:value-type="float" office:value="608" table:style-name="ce1">
            <text:p>608</text:p>
          </table:table-cell>
          <table:table-cell office:value-type="float" office:value="1688" table:style-name="ce1">
            <text:p>1688</text:p>
          </table:table-cell>
          <table:table-cell office:value-type="float" office:value="1793" table:style-name="ce1">
            <text:p>1793</text:p>
          </table:table-cell>
          <table:table-cell office:value-type="float" office:value="315" table:style-name="ce1">
            <text:p>315</text:p>
          </table:table-cell>
          <table:table-cell office:value-type="float" office:value="5253" table:style-name="ce1">
            <text:p>5253</text:p>
          </table:table-cell>
          <table:table-cell table:number-columns-repeated="16377"/>
        </table:table-row>
        <table:table-row table:style-name="ro1">
          <table:table-cell office:value-type="string" table:style-name="ce26">
            <text:p>Cornell</text:p>
          </table:table-cell>
          <table:table-cell office:value-type="float" office:value="1355" table:style-name="ce1">
            <text:p>1355</text:p>
          </table:table-cell>
          <table:table-cell office:value-type="float" office:value="552" table:style-name="ce1">
            <text:p>552</text:p>
          </table:table-cell>
          <table:table-cell office:value-type="float" office:value="1889" table:style-name="ce1">
            <text:p>1889</text:p>
          </table:table-cell>
          <table:table-cell office:value-type="float" office:value="618" table:style-name="ce1">
            <text:p>618</text:p>
          </table:table-cell>
          <table:table-cell office:value-type="float" office:value="551" table:style-name="ce1">
            <text:p>551</text:p>
          </table:table-cell>
          <table:table-cell office:value-type="float" office:value="4965" table:style-name="ce1">
            <text:p>4965</text:p>
          </table:table-cell>
          <table:table-cell table:number-columns-repeated="16377"/>
        </table:table-row>
        <table:table-row table:style-name="ro1">
          <table:table-cell office:value-type="string" table:style-name="ce26">
            <text:p>Dartmouth</text:p>
          </table:table-cell>
          <table:table-cell office:value-type="float" office:value="3155" table:style-name="ce1">
            <text:p>3155</text:p>
          </table:table-cell>
          <table:table-cell office:value-type="float" office:value="542" table:style-name="ce1">
            <text:p>542</text:p>
          </table:table-cell>
          <table:table-cell office:value-type="float" office:value="316" table:style-name="ce1">
            <text:p>316</text:p>
          </table:table-cell>
          <table:table-cell office:value-type="float" office:value="547" table:style-name="ce1">
            <text:p>547</text:p>
          </table:table-cell>
          <table:table-cell office:value-type="float" office:value="1687" table:style-name="ce1">
            <text:p>1687</text:p>
          </table:table-cell>
          <table:table-cell office:value-type="float" office:value="6247" table:style-name="ce1">
            <text:p>6247</text:p>
          </table:table-cell>
          <table:table-cell table:number-columns-repeated="16377"/>
        </table:table-row>
        <table:table-row table:style-name="ro1">
          <table:table-cell office:value-type="string" table:style-name="ce26">
            <text:p>Harvard</text:p>
          </table:table-cell>
          <table:table-cell office:value-type="float" office:value="173" table:style-name="ce1">
            <text:p>173</text:p>
          </table:table-cell>
          <table:table-cell office:value-type="float" office:value="346" table:style-name="ce1">
            <text:p>346</text:p>
          </table:table-cell>
          <table:table-cell office:value-type="float" office:value="615" table:style-name="ce1">
            <text:p>615</text:p>
          </table:table-cell>
          <table:table-cell office:value-type="float" office:value="948" table:style-name="ce1">
            <text:p>948</text:p>
          </table:table-cell>
          <table:table-cell office:value-type="float" office:value="158" table:style-name="ce1">
            <text:p>158</text:p>
          </table:table-cell>
          <table:table-cell office:value-type="float" office:value="2240" table:style-name="ce1">
            <text:p>2240</text:p>
          </table:table-cell>
          <table:table-cell table:number-columns-repeated="16377"/>
        </table:table-row>
        <table:table-row table:style-name="ro1">
          <table:table-cell office:value-type="string" table:style-name="ce26">
            <text:p>Penn State</text:p>
          </table:table-cell>
          <table:table-cell office:value-type="float" office:value="135" table:style-name="ce1">
            <text:p>135</text:p>
          </table:table-cell>
          <table:table-cell office:value-type="float" office:value="234" table:style-name="ce1">
            <text:p>234</text:p>
          </table:table-cell>
          <table:table-cell office:value-type="float" office:value="632" table:style-name="ce1">
            <text:p>632</text:p>
          </table:table-cell>
          <table:table-cell office:value-type="float" office:value="568" table:style-name="ce1">
            <text:p>568</text:p>
          </table:table-cell>
          <table:table-cell office:value-type="float" office:value="318" table:style-name="ce1">
            <text:p>318</text:p>
          </table:table-cell>
          <table:table-cell office:value-type="float" office:value="1887" table:style-name="ce1">
            <text:p>1887</text:p>
          </table:table-cell>
          <table:table-cell table:number-columns-repeated="16377"/>
        </table:table-row>
        <table:table-row table:style-name="ro1">
          <table:table-cell office:value-type="string" table:style-name="ce26">
            <text:p>Princeton</text:p>
          </table:table-cell>
          <table:table-cell office:value-type="float" office:value="561" table:style-name="ce1">
            <text:p>561</text:p>
          </table:table-cell>
          <table:table-cell office:value-type="float" office:value="972" table:style-name="ce1">
            <text:p>972</text:p>
          </table:table-cell>
          <table:table-cell office:value-type="float" office:value="193" table:style-name="ce1">
            <text:p>193</text:p>
          </table:table-cell>
          <table:table-cell office:value-type="float" office:value="784" table:style-name="ce1">
            <text:p>784</text:p>
          </table:table-cell>
          <table:table-cell office:value-type="float" office:value="151" table:style-name="ce1">
            <text:p>151</text:p>
          </table:table-cell>
          <table:table-cell office:value-type="float" office:value="2661" table:style-name="ce1">
            <text:p>2661</text:p>
          </table:table-cell>
          <table:table-cell table:number-columns-repeated="16377"/>
        </table:table-row>
        <table:table-row table:style-name="ro1">
          <table:table-cell office:value-type="string" table:style-name="ce26">
            <text:p>Yale</text:p>
          </table:table-cell>
          <table:table-cell office:value-type="float" office:value="591" table:style-name="ce1">
            <text:p>591</text:p>
          </table:table-cell>
          <table:table-cell office:value-type="float" office:value="651" table:style-name="ce1">
            <text:p>651</text:p>
          </table:table-cell>
          <table:table-cell office:value-type="float" office:value="849" table:style-name="ce1">
            <text:p>849</text:p>
          </table:table-cell>
          <table:table-cell office:value-type="float" office:value="246" table:style-name="ce1">
            <text:p>246</text:p>
          </table:table-cell>
          <table:table-cell office:value-type="float" office:value="357" table:style-name="ce1">
            <text:p>357</text:p>
          </table:table-cell>
          <table:table-cell office:value-type="float" office:value="2694" table:style-name="ce1">
            <text:p>2694</text:p>
          </table:table-cell>
          <table:table-cell table:number-columns-repeated="16377"/>
        </table:table-row>
        <table:table-row table:style-name="ro1">
          <table:table-cell office:value-type="string" table:style-name="ce24">
            <text:p>Total général</text:p>
          </table:table-cell>
          <table:table-cell office:value-type="float" office:value="8177" table:style-name="ce25">
            <text:p>8177</text:p>
          </table:table-cell>
          <table:table-cell office:value-type="float" office:value="4877" table:style-name="ce25">
            <text:p>4877</text:p>
          </table:table-cell>
          <table:table-cell office:value-type="float" office:value="7761" table:style-name="ce25">
            <text:p>7761</text:p>
          </table:table-cell>
          <table:table-cell office:value-type="float" office:value="15071" table:style-name="ce25">
            <text:p>15071</text:p>
          </table:table-cell>
          <table:table-cell office:value-type="float" office:value="4188" table:style-name="ce25">
            <text:p>4188</text:p>
          </table:table-cell>
          <table:table-cell office:value-type="float" office:value="40074" table:style-name="ce25">
            <text:p>40074</text:p>
          </table:table-cell>
          <table:table-cell table:number-columns-repeated="16377"/>
        </table:table-row>
        <table:table-row table:number-rows-repeated="1048563" table:style-name="ro1">
          <table:table-cell table:number-columns-repeated="16384"/>
        </table:table-row>
      </table:table>
      <table:table table:name="Question_3" table:style-name="ta2">
        <table:table-column table:style-name="co3" table:default-cell-style-name="ce1"/>
        <table:table-column table:style-name="co22" table:default-cell-style-name="ce1"/>
        <table:table-column table:style-name="co3" table:default-cell-style-name="ce1"/>
        <table:table-column table:style-name="co23" table:default-cell-style-name="ce1"/>
        <table:table-column table:style-name="co3" table:default-cell-style-name="ce1"/>
        <table:table-column table:style-name="co24" table:default-cell-style-name="ce1"/>
        <table:table-column table:style-name="co25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30">
            <text:p>ID</text:p>
          </table:table-cell>
          <table:table-cell office:value-type="string" table:style-name="ce30">
            <text:p>PU</text:p>
          </table:table-cell>
          <table:table-cell office:value-type="string" table:style-name="ce30">
            <text:p>QTE</text:p>
          </table:table-cell>
          <table:table-cell office:value-type="string" table:style-name="ce30">
            <text:p>PT</text:p>
          </table:table-cell>
          <table:table-cell office:value-type="string" table:style-name="ce30">
            <text:p>Remise</text:p>
          </table:table-cell>
          <table:table-cell office:value-type="string" table:style-name="ce30">
            <text:p>Val Remise</text:p>
          </table:table-cell>
          <table:table-cell office:value-type="string" table:style-name="ce30">
            <text:p>Total a payer</text:p>
          </table:table-cell>
          <table:table-cell table:number-columns-repeated="16377"/>
        </table:table-row>
        <table:table-row table:style-name="ro1">
          <table:table-cell office:value-type="float" office:value="1" table:style-name="ce31">
            <text:p>1</text:p>
          </table:table-cell>
          <table:table-cell office:value-type="currency" office:value="120" table:style-name="ce32">
            <text:p><text:s/>120,00 DZD<text:s/></text:p>
          </table:table-cell>
          <table:table-cell office:value-type="float" office:value="3" table:style-name="ce7">
            <text:p>3</text:p>
          </table:table-cell>
          <table:table-cell office:value-type="currency" office:value="360" table:formula="of:=[.B2]*[.C2]" table:style-name="ce33">
            <text:p><text:s/>360,00 DZD<text:s/></text:p>
          </table:table-cell>
          <table:table-cell office:value-type="string" office:string-value="5%" table:formula="of:=IF(AND([.D2]&gt;=100;[.D2]&lt;=999);&quot;5%&quot;;IF([.D2]&gt;=1000;&quot;10%&quot;;&quot;0%&quot;))" table:style-name="ce31">
            <text:p>5%</text:p>
          </table:table-cell>
          <table:table-cell office:value-type="currency" office:value="18" table:formula="of:=[.D2]*[.E2]" table:style-name="ce33">
            <text:p><text:s/>18,00 DZD<text:s/></text:p>
          </table:table-cell>
          <table:table-cell office:value-type="currency" office:value="342" table:formula="of:=[.D2]-[.F2]" table:style-name="ce33">
            <text:p><text:s/>342,00 DZD<text:s/></text:p>
          </table:table-cell>
          <table:table-cell table:number-columns-repeated="16377"/>
        </table:table-row>
        <table:table-row table:style-name="ro1">
          <table:table-cell office:value-type="float" office:value="2" table:style-name="ce34">
            <text:p>2</text:p>
          </table:table-cell>
          <table:table-cell office:value-type="currency" office:value="56" table:style-name="ce35">
            <text:p><text:s/>56,00 DZD<text:s/></text:p>
          </table:table-cell>
          <table:table-cell office:value-type="float" office:value="5" table:style-name="ce36">
            <text:p>5</text:p>
          </table:table-cell>
          <table:table-cell office:value-type="currency" office:value="280" table:formula="of:=[.B3]*[.C3]" table:style-name="ce37">
            <text:p><text:s/>280,00 DZD<text:s/></text:p>
          </table:table-cell>
          <table:table-cell office:value-type="string" office:string-value="5%" table:formula="of:=IF(AND([.D3]&gt;=100;[.D3]&lt;=999);&quot;5%&quot;;IF([.D3]&gt;=1000;&quot;10%&quot;;&quot;0%&quot;))" table:style-name="ce34">
            <text:p>5%</text:p>
          </table:table-cell>
          <table:table-cell office:value-type="currency" office:value="14" table:formula="of:=[.D3]*[.E3]" table:style-name="ce37">
            <text:p><text:s/>14,00 DZD<text:s/></text:p>
          </table:table-cell>
          <table:table-cell office:value-type="currency" office:value="266" table:formula="of:=[.D3]-[.F3]" table:style-name="ce37">
            <text:p><text:s/>266,00 DZD<text:s/></text:p>
          </table:table-cell>
          <table:table-cell table:number-columns-repeated="16377"/>
        </table:table-row>
        <table:table-row table:style-name="ro1">
          <table:table-cell office:value-type="float" office:value="3" table:style-name="ce31">
            <text:p>3</text:p>
          </table:table-cell>
          <table:table-cell office:value-type="currency" office:value="70" table:style-name="ce32">
            <text:p><text:s/>70,00 DZD<text:s/></text:p>
          </table:table-cell>
          <table:table-cell office:value-type="float" office:value="2" table:style-name="ce7">
            <text:p>2</text:p>
          </table:table-cell>
          <table:table-cell office:value-type="currency" office:value="140" table:formula="of:=[.B4]*[.C4]" table:style-name="ce33">
            <text:p><text:s/>140,00 DZD<text:s/></text:p>
          </table:table-cell>
          <table:table-cell office:value-type="string" office:string-value="5%" table:formula="of:=IF(AND([.D4]&gt;=100;[.D4]&lt;=999);&quot;5%&quot;;IF([.D4]&gt;=1000;&quot;10%&quot;;&quot;0%&quot;))" table:style-name="ce31">
            <text:p>5%</text:p>
          </table:table-cell>
          <table:table-cell office:value-type="currency" office:value="7" table:formula="of:=[.D4]*[.E4]" table:style-name="ce33">
            <text:p><text:s/>7,00 DZD<text:s/></text:p>
          </table:table-cell>
          <table:table-cell office:value-type="currency" office:value="133" table:formula="of:=[.D4]-[.F4]" table:style-name="ce33">
            <text:p><text:s/>133,00 DZD<text:s/></text:p>
          </table:table-cell>
          <table:table-cell table:number-columns-repeated="16377"/>
        </table:table-row>
        <table:table-row table:style-name="ro1">
          <table:table-cell office:value-type="float" office:value="4" table:style-name="ce34">
            <text:p>4</text:p>
          </table:table-cell>
          <table:table-cell office:value-type="currency" office:value="430" table:style-name="ce35">
            <text:p><text:s/>430,00 DZD<text:s/></text:p>
          </table:table-cell>
          <table:table-cell office:value-type="float" office:value="7" table:style-name="ce36">
            <text:p>7</text:p>
          </table:table-cell>
          <table:table-cell office:value-type="currency" office:value="3010" table:formula="of:=[.B5]*[.C5]" table:style-name="ce37">
            <text:p><text:s/>3 010,00 DZD<text:s/></text:p>
          </table:table-cell>
          <table:table-cell office:value-type="string" office:string-value="10%" table:formula="of:=IF(AND([.D5]&gt;=100;[.D5]&lt;=999);&quot;5%&quot;;IF([.D5]&gt;=1000;&quot;10%&quot;;&quot;0%&quot;))" table:style-name="ce34">
            <text:p>10%</text:p>
          </table:table-cell>
          <table:table-cell office:value-type="currency" office:value="301" table:formula="of:=[.D5]*[.E5]" table:style-name="ce37">
            <text:p><text:s/>301,00 DZD<text:s/></text:p>
          </table:table-cell>
          <table:table-cell office:value-type="currency" office:value="2709" table:formula="of:=[.D5]-[.F5]" table:style-name="ce37">
            <text:p><text:s/>2 709,00 DZD<text:s/></text:p>
          </table:table-cell>
          <table:table-cell table:number-columns-repeated="16377"/>
        </table:table-row>
        <table:table-row table:style-name="ro1">
          <table:table-cell office:value-type="float" office:value="5" table:style-name="ce31">
            <text:p>5</text:p>
          </table:table-cell>
          <table:table-cell office:value-type="currency" office:value="230" table:style-name="ce32">
            <text:p><text:s/>230,00 DZD<text:s/></text:p>
          </table:table-cell>
          <table:table-cell office:value-type="float" office:value="23" table:style-name="ce7">
            <text:p>23</text:p>
          </table:table-cell>
          <table:table-cell office:value-type="currency" office:value="5290" table:formula="of:=[.B6]*[.C6]" table:style-name="ce33">
            <text:p><text:s/>5 290,00 DZD<text:s/></text:p>
          </table:table-cell>
          <table:table-cell office:value-type="string" office:string-value="10%" table:formula="of:=IF(AND([.D6]&gt;=100;[.D6]&lt;=999);&quot;5%&quot;;IF([.D6]&gt;=1000;&quot;10%&quot;;&quot;0%&quot;))" table:style-name="ce31">
            <text:p>10%</text:p>
          </table:table-cell>
          <table:table-cell office:value-type="currency" office:value="529" table:formula="of:=[.D6]*[.E6]" table:style-name="ce33">
            <text:p><text:s/>529,00 DZD<text:s/></text:p>
          </table:table-cell>
          <table:table-cell office:value-type="currency" office:value="4761" table:formula="of:=[.D6]-[.F6]" table:style-name="ce33">
            <text:p><text:s/>4 761,00 DZD<text:s/></text:p>
          </table:table-cell>
          <table:table-cell table:number-columns-repeated="16377"/>
        </table:table-row>
        <table:table-row table:style-name="ro1">
          <table:table-cell office:value-type="float" office:value="6" table:style-name="ce34">
            <text:p>6</text:p>
          </table:table-cell>
          <table:table-cell office:value-type="currency" office:value="10" table:style-name="ce35">
            <text:p><text:s/>10,00 DZD<text:s/></text:p>
          </table:table-cell>
          <table:table-cell office:value-type="float" office:value="2" table:style-name="ce36">
            <text:p>2</text:p>
          </table:table-cell>
          <table:table-cell office:value-type="currency" office:value="20" table:formula="of:=[.B7]*[.C7]" table:style-name="ce37">
            <text:p><text:s/>20,00 DZD<text:s/></text:p>
          </table:table-cell>
          <table:table-cell office:value-type="string" office:string-value="0%" table:formula="of:=IF(AND([.D7]&gt;=100;[.D7]&lt;=999);&quot;5%&quot;;IF([.D7]&gt;=1000;&quot;10%&quot;;&quot;0%&quot;))" table:style-name="ce34">
            <text:p>0%</text:p>
          </table:table-cell>
          <table:table-cell office:value-type="currency" office:value="0" table:formula="of:=[.D7]*[.E7]" table:style-name="ce37">
            <text:p><text:s/>-00 DZD<text:s/></text:p>
          </table:table-cell>
          <table:table-cell office:value-type="currency" office:value="20" table:formula="of:=[.D7]-[.F7]" table:style-name="ce37">
            <text:p><text:s/>20,00 DZD<text:s/></text:p>
          </table:table-cell>
          <table:table-cell table:number-columns-repeated="16377"/>
        </table:table-row>
        <table:table-row table:style-name="ro1">
          <table:table-cell office:value-type="float" office:value="7" table:style-name="ce31">
            <text:p>7</text:p>
          </table:table-cell>
          <table:table-cell office:value-type="currency" office:value="5" table:style-name="ce32">
            <text:p><text:s/>5,00 DZD<text:s/></text:p>
          </table:table-cell>
          <table:table-cell office:value-type="float" office:value="8" table:style-name="ce7">
            <text:p>8</text:p>
          </table:table-cell>
          <table:table-cell office:value-type="currency" office:value="40" table:formula="of:=[.B8]*[.C8]" table:style-name="ce33">
            <text:p><text:s/>40,00 DZD<text:s/></text:p>
          </table:table-cell>
          <table:table-cell office:value-type="string" office:string-value="0%" table:formula="of:=IF(AND([.D8]&gt;=100;[.D8]&lt;=999);&quot;5%&quot;;IF([.D8]&gt;=1000;&quot;10%&quot;;&quot;0%&quot;))" table:style-name="ce31">
            <text:p>0%</text:p>
          </table:table-cell>
          <table:table-cell office:value-type="currency" office:value="0" table:formula="of:=[.D8]*[.E8]" table:style-name="ce33">
            <text:p><text:s/>-00 DZD<text:s/></text:p>
          </table:table-cell>
          <table:table-cell office:value-type="currency" office:value="40" table:formula="of:=[.D8]-[.F8]" table:style-name="ce33">
            <text:p><text:s/>40,00 DZD<text:s/></text:p>
          </table:table-cell>
          <table:table-cell table:number-columns-repeated="16377"/>
        </table:table-row>
        <table:table-row table:style-name="ro1">
          <table:table-cell office:value-type="float" office:value="8" table:style-name="ce34">
            <text:p>8</text:p>
          </table:table-cell>
          <table:table-cell office:value-type="currency" office:value="5040" table:style-name="ce35">
            <text:p><text:s/>5 040,00 DZD<text:s/></text:p>
          </table:table-cell>
          <table:table-cell office:value-type="float" office:value="1" table:style-name="ce36">
            <text:p>1</text:p>
          </table:table-cell>
          <table:table-cell office:value-type="currency" office:value="5040" table:formula="of:=[.B9]*[.C9]" table:style-name="ce37">
            <text:p><text:s/>5 040,00 DZD<text:s/></text:p>
          </table:table-cell>
          <table:table-cell office:value-type="string" office:string-value="10%" table:formula="of:=IF(AND([.D9]&gt;=100;[.D9]&lt;=999);&quot;5%&quot;;IF([.D9]&gt;=1000;&quot;10%&quot;;&quot;0%&quot;))" table:style-name="ce34">
            <text:p>10%</text:p>
          </table:table-cell>
          <table:table-cell office:value-type="currency" office:value="504" table:formula="of:=[.D9]*[.E9]" table:style-name="ce37">
            <text:p><text:s/>504,00 DZD<text:s/></text:p>
          </table:table-cell>
          <table:table-cell office:value-type="currency" office:value="4536" table:formula="of:=[.D9]-[.F9]" table:style-name="ce37">
            <text:p><text:s/>4 536,00 DZD<text:s/></text:p>
          </table:table-cell>
          <table:table-cell table:number-columns-repeated="16377"/>
        </table:table-row>
        <table:table-row table:style-name="ro1">
          <table:table-cell office:value-type="float" office:value="9" table:style-name="ce31">
            <text:p>9</text:p>
          </table:table-cell>
          <table:table-cell office:value-type="currency" office:value="1200" table:style-name="ce32">
            <text:p><text:s/>1 200,00 DZD<text:s/></text:p>
          </table:table-cell>
          <table:table-cell office:value-type="float" office:value="3" table:style-name="ce7">
            <text:p>3</text:p>
          </table:table-cell>
          <table:table-cell office:value-type="currency" office:value="3600" table:formula="of:=[.B10]*[.C10]" table:style-name="ce33">
            <text:p><text:s/>3 600,00 DZD<text:s/></text:p>
          </table:table-cell>
          <table:table-cell office:value-type="string" office:string-value="10%" table:formula="of:=IF(AND([.D10]&gt;=100;[.D10]&lt;=999);&quot;5%&quot;;IF([.D10]&gt;=1000;&quot;10%&quot;;&quot;0%&quot;))" table:style-name="ce31">
            <text:p>10%</text:p>
          </table:table-cell>
          <table:table-cell office:value-type="currency" office:value="360" table:formula="of:=[.D10]*[.E10]" table:style-name="ce33">
            <text:p><text:s/>360,00 DZD<text:s/></text:p>
          </table:table-cell>
          <table:table-cell office:value-type="currency" office:value="3240" table:formula="of:=[.D10]-[.F10]" table:style-name="ce33">
            <text:p><text:s/>3 240,00 DZD<text:s/></text:p>
          </table:table-cell>
          <table:table-cell table:number-columns-repeated="16377"/>
        </table:table-row>
        <table:table-row table:style-name="ro1">
          <table:table-cell office:value-type="float" office:value="10" table:style-name="ce34">
            <text:p>10</text:p>
          </table:table-cell>
          <table:table-cell office:value-type="currency" office:value="480" table:style-name="ce35">
            <text:p><text:s/>480,00 DZD<text:s/></text:p>
          </table:table-cell>
          <table:table-cell office:value-type="float" office:value="4" table:style-name="ce36">
            <text:p>4</text:p>
          </table:table-cell>
          <table:table-cell office:value-type="currency" office:value="1920" table:formula="of:=[.B11]*[.C11]" table:style-name="ce37">
            <text:p><text:s/>1 920,00 DZD<text:s/></text:p>
          </table:table-cell>
          <table:table-cell office:value-type="string" office:string-value="10%" table:formula="of:=IF(AND([.D11]&gt;=100;[.D11]&lt;=999);&quot;5%&quot;;IF([.D11]&gt;=1000;&quot;10%&quot;;&quot;0%&quot;))" table:style-name="ce34">
            <text:p>10%</text:p>
          </table:table-cell>
          <table:table-cell office:value-type="currency" office:value="192" table:formula="of:=[.D11]*[.E11]" table:style-name="ce37">
            <text:p><text:s/>192,00 DZD<text:s/></text:p>
          </table:table-cell>
          <table:table-cell office:value-type="currency" office:value="1728" table:formula="of:=[.D11]-[.F11]" table:style-name="ce37">
            <text:p><text:s/>1 728,00 DZD<text:s/></text:p>
          </table:table-cell>
          <table:table-cell table:number-columns-repeated="16377"/>
        </table:table-row>
        <table:table-row table:style-name="ro1">
          <table:table-cell office:value-type="float" office:value="11" table:style-name="ce31">
            <text:p>11</text:p>
          </table:table-cell>
          <table:table-cell office:value-type="currency" office:value="33" table:style-name="ce32">
            <text:p><text:s/>33,00 DZD<text:s/></text:p>
          </table:table-cell>
          <table:table-cell office:value-type="float" office:value="5" table:style-name="ce7">
            <text:p>5</text:p>
          </table:table-cell>
          <table:table-cell office:value-type="currency" office:value="165" table:formula="of:=[.B12]*[.C12]" table:style-name="ce33">
            <text:p><text:s/>165,00 DZD<text:s/></text:p>
          </table:table-cell>
          <table:table-cell office:value-type="string" office:string-value="5%" table:formula="of:=IF(AND([.D12]&gt;=100;[.D12]&lt;=999);&quot;5%&quot;;IF([.D12]&gt;=1000;&quot;10%&quot;;&quot;0%&quot;))" table:style-name="ce31">
            <text:p>5%</text:p>
          </table:table-cell>
          <table:table-cell office:value-type="currency" office:value="8.25" table:formula="of:=[.D12]*[.E12]" table:style-name="ce33">
            <text:p><text:s/>8,25 DZD<text:s/></text:p>
          </table:table-cell>
          <table:table-cell office:value-type="currency" office:value="156.75" table:formula="of:=[.D12]-[.F12]" table:style-name="ce33">
            <text:p><text:s/>156,75 DZD<text:s/></text:p>
          </table:table-cell>
          <table:table-cell table:number-columns-repeated="16377"/>
        </table:table-row>
        <table:table-row table:style-name="ro1">
          <table:table-cell office:value-type="float" office:value="12" table:style-name="ce34">
            <text:p>12</text:p>
          </table:table-cell>
          <table:table-cell office:value-type="currency" office:value="1200" table:style-name="ce35">
            <text:p><text:s/>1 200,00 DZD<text:s/></text:p>
          </table:table-cell>
          <table:table-cell office:value-type="float" office:value="2" table:style-name="ce36">
            <text:p>2</text:p>
          </table:table-cell>
          <table:table-cell office:value-type="currency" office:value="2400" table:formula="of:=[.B13]*[.C13]" table:style-name="ce37">
            <text:p><text:s/>2 400,00 DZD<text:s/></text:p>
          </table:table-cell>
          <table:table-cell office:value-type="string" office:string-value="10%" table:formula="of:=IF(AND([.D13]&gt;=100;[.D13]&lt;=999);&quot;5%&quot;;IF([.D13]&gt;=1000;&quot;10%&quot;;&quot;0%&quot;))" table:style-name="ce34">
            <text:p>10%</text:p>
          </table:table-cell>
          <table:table-cell office:value-type="currency" office:value="240" table:formula="of:=[.D13]*[.E13]" table:style-name="ce37">
            <text:p><text:s/>240,00 DZD<text:s/></text:p>
          </table:table-cell>
          <table:table-cell office:value-type="currency" office:value="2160" table:formula="of:=[.D13]-[.F13]" table:style-name="ce37">
            <text:p><text:s/>2 160,00 DZD<text:s/></text:p>
          </table:table-cell>
          <table:table-cell table:number-columns-repeated="16377"/>
        </table:table-row>
        <table:table-row table:style-name="ro1">
          <table:table-cell office:value-type="float" office:value="13" table:style-name="ce31">
            <text:p>13</text:p>
          </table:table-cell>
          <table:table-cell office:value-type="currency" office:value="15" table:style-name="ce32">
            <text:p><text:s/>15,00 DZD<text:s/></text:p>
          </table:table-cell>
          <table:table-cell office:value-type="float" office:value="10" table:style-name="ce7">
            <text:p>10</text:p>
          </table:table-cell>
          <table:table-cell office:value-type="currency" office:value="150" table:formula="of:=[.B14]*[.C14]" table:style-name="ce33">
            <text:p><text:s/>150,00 DZD<text:s/></text:p>
          </table:table-cell>
          <table:table-cell office:value-type="string" office:string-value="5%" table:formula="of:=IF(AND([.D14]&gt;=100;[.D14]&lt;=999);&quot;5%&quot;;IF([.D14]&gt;=1000;&quot;10%&quot;;&quot;0%&quot;))" table:style-name="ce31">
            <text:p>5%</text:p>
          </table:table-cell>
          <table:table-cell office:value-type="currency" office:value="7.5" table:formula="of:=[.D14]*[.E14]" table:style-name="ce33">
            <text:p><text:s/>7,50 DZD<text:s/></text:p>
          </table:table-cell>
          <table:table-cell office:value-type="currency" office:value="142.5" table:formula="of:=[.D14]-[.F14]" table:style-name="ce33">
            <text:p><text:s/>142,50 DZD<text:s/></text:p>
          </table:table-cell>
          <table:table-cell table:number-columns-repeated="16377"/>
        </table:table-row>
        <table:table-row table:style-name="ro1">
          <table:table-cell office:value-type="float" office:value="14" table:style-name="ce34">
            <text:p>14</text:p>
          </table:table-cell>
          <table:table-cell office:value-type="currency" office:value="24" table:style-name="ce35">
            <text:p><text:s/>24,00 DZD<text:s/></text:p>
          </table:table-cell>
          <table:table-cell office:value-type="float" office:value="5" table:style-name="ce36">
            <text:p>5</text:p>
          </table:table-cell>
          <table:table-cell office:value-type="currency" office:value="120" table:formula="of:=[.B15]*[.C15]" table:style-name="ce37">
            <text:p><text:s/>120,00 DZD<text:s/></text:p>
          </table:table-cell>
          <table:table-cell office:value-type="string" office:string-value="5%" table:formula="of:=IF(AND([.D15]&gt;=100;[.D15]&lt;=999);&quot;5%&quot;;IF([.D15]&gt;=1000;&quot;10%&quot;;&quot;0%&quot;))" table:style-name="ce34">
            <text:p>5%</text:p>
          </table:table-cell>
          <table:table-cell office:value-type="currency" office:value="6" table:formula="of:=[.D15]*[.E15]" table:style-name="ce37">
            <text:p><text:s/>6,00 DZD<text:s/></text:p>
          </table:table-cell>
          <table:table-cell office:value-type="currency" office:value="114" table:formula="of:=[.D15]-[.F15]" table:style-name="ce37">
            <text:p><text:s/>114,00 DZD<text:s/>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number-columns-spanned="2" table:number-rows-spanned="1" table:style-name="ce41">
            <text:p>Total facture:</text:p>
          </table:table-cell>
          <table:covered-table-cell/>
          <table:table-cell office:value-type="currency" office:value="20348.25" table:formula="of:=SUM([.G2:.G15])" table:style-name="ce38">
            <text:p><text:s/>20 348,25 DZD<text:s/>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number-columns-spanned="2" table:number-rows-spanned="1" table:style-name="ce41">
            <text:p>TVA:</text:p>
          </table:table-cell>
          <table:covered-table-cell/>
          <table:table-cell office:value-type="percentage" office:value="0.19" table:style-name="ce39">
            <text:p>19%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number-columns-spanned="2" table:number-rows-spanned="1" table:style-name="ce41">
            <text:p>Val TVA:</text:p>
          </table:table-cell>
          <table:covered-table-cell/>
          <table:table-cell office:value-type="currency" office:value="3866.1675" table:formula="of:=[.G17]*[.G18]" table:style-name="ce38">
            <text:p><text:s/>3 866,17 DZD<text:s/>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number-columns-spanned="2" table:number-rows-spanned="1" table:style-name="ce41">
            <text:p>TTC:</text:p>
          </table:table-cell>
          <table:covered-table-cell/>
          <table:table-cell office:value-type="currency" office:value="24214.4175" table:formula="of:=[.G17]+[.G19]" table:style-name="ce40">
            <text:p><text:s/>24 214,42 DZD<text:s/>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number-columns-spanned="2" table:number-rows-spanned="1" table:style-name="ce42"/>
          <table:covered-table-cell/>
          <table:table-cell table:number-columns-repeated="16378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Question_4" table:style-name="ta2"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43">
            <text:p>Time(s)</text:p>
          </table:table-cell>
          <table:table-cell office:value-type="string" table:style-name="ce43">
            <text:p>Distance (m)</text:p>
          </table:table-cell>
          <table:table-cell office:value-type="string" table:style-name="ce43">
            <text:p>Speed (m/s)</text:p>
          </table:table-cell>
          <table:table-cell table:number-columns-repeated="16381"/>
        </table:table-row>
        <table:table-row table:style-name="ro1">
          <table:table-cell office:value-type="float" office:value="1" table:style-name="ce44">
            <text:p>1</text:p>
          </table:table-cell>
          <table:table-cell office:value-type="float" office:value="5" table:style-name="ce44">
            <text:p>5</text:p>
          </table:table-cell>
          <table:table-cell office:value-type="float" office:value="5" table:formula="of:=[.B2]/[.A2]" table:style-name="ce44">
            <text:p>5</text:p>
          </table:table-cell>
          <table:table-cell/>
          <table:table-cell table:style-name="ce1">
            <draw:frame draw:z-index="1" draw:id="id0" draw:style-name="a0" draw:name="Graphique 3" svg:x="0.23958in" svg:y="0.08333in" svg:width="6.39584in" svg:height="3.4479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2" table:style-name="ce45">
            <text:p>2</text:p>
          </table:table-cell>
          <table:table-cell office:value-type="float" office:value="10" table:style-name="ce45">
            <text:p>10</text:p>
          </table:table-cell>
          <table:table-cell office:value-type="float" office:value="5" table:formula="of:=[.B3]/[.A3]" table:style-name="ce45">
            <text:p>5</text:p>
          </table:table-cell>
          <table:table-cell table:number-columns-repeated="16381"/>
        </table:table-row>
        <table:table-row table:style-name="ro1">
          <table:table-cell office:value-type="float" office:value="3" table:style-name="ce44">
            <text:p>3</text:p>
          </table:table-cell>
          <table:table-cell office:value-type="float" office:value="17" table:style-name="ce44">
            <text:p>17</text:p>
          </table:table-cell>
          <table:table-cell office:value-type="float" office:value="5.666666666666667" table:formula="of:=[.B4]/[.A4]" table:style-name="ce44">
            <text:p>5,666666667</text:p>
          </table:table-cell>
          <table:table-cell table:number-columns-repeated="16381"/>
        </table:table-row>
        <table:table-row table:style-name="ro1">
          <table:table-cell office:value-type="float" office:value="4" table:style-name="ce45">
            <text:p>4</text:p>
          </table:table-cell>
          <table:table-cell office:value-type="float" office:value="27" table:style-name="ce45">
            <text:p>27</text:p>
          </table:table-cell>
          <table:table-cell office:value-type="float" office:value="6.75" table:formula="of:=[.B5]/[.A5]" table:style-name="ce45">
            <text:p>6,75</text:p>
          </table:table-cell>
          <table:table-cell table:number-columns-repeated="16381"/>
        </table:table-row>
        <table:table-row table:style-name="ro1">
          <table:table-cell office:value-type="float" office:value="5" table:style-name="ce44">
            <text:p>5</text:p>
          </table:table-cell>
          <table:table-cell office:value-type="float" office:value="37" table:style-name="ce44">
            <text:p>37</text:p>
          </table:table-cell>
          <table:table-cell office:value-type="float" office:value="7.4" table:formula="of:=[.B6]/[.A6]" table:style-name="ce44">
            <text:p>7,4</text:p>
          </table:table-cell>
          <table:table-cell table:number-columns-repeated="16381"/>
        </table:table-row>
        <table:table-row table:style-name="ro1">
          <table:table-cell office:value-type="float" office:value="6" table:style-name="ce45">
            <text:p>6</text:p>
          </table:table-cell>
          <table:table-cell office:value-type="float" office:value="49" table:style-name="ce45">
            <text:p>49</text:p>
          </table:table-cell>
          <table:table-cell office:value-type="float" office:value="8.1666666666666661" table:formula="of:=[.B7]/[.A7]" table:style-name="ce45">
            <text:p>8,166666667</text:p>
          </table:table-cell>
          <table:table-cell table:number-columns-repeated="16381"/>
        </table:table-row>
        <table:table-row table:style-name="ro1">
          <table:table-cell office:value-type="float" office:value="7" table:style-name="ce44">
            <text:p>7</text:p>
          </table:table-cell>
          <table:table-cell office:value-type="float" office:value="63" table:style-name="ce44">
            <text:p>63</text:p>
          </table:table-cell>
          <table:table-cell office:value-type="float" office:value="9" table:formula="of:=[.B8]/[.A8]" table:style-name="ce44">
            <text:p>9</text:p>
          </table:table-cell>
          <table:table-cell table:number-columns-repeated="16381"/>
        </table:table-row>
        <table:table-row table:style-name="ro1">
          <table:table-cell office:value-type="float" office:value="8" table:style-name="ce45">
            <text:p>8</text:p>
          </table:table-cell>
          <table:table-cell office:value-type="float" office:value="75" table:style-name="ce45">
            <text:p>75</text:p>
          </table:table-cell>
          <table:table-cell office:value-type="float" office:value="9.375" table:formula="of:=[.B9]/[.A9]" table:style-name="ce45">
            <text:p>9,375</text:p>
          </table:table-cell>
          <table:table-cell table:number-columns-repeated="16381"/>
        </table:table-row>
        <table:table-row table:style-name="ro1">
          <table:table-cell office:value-type="float" office:value="9" table:style-name="ce44">
            <text:p>9</text:p>
          </table:table-cell>
          <table:table-cell office:value-type="float" office:value="83" table:style-name="ce44">
            <text:p>83</text:p>
          </table:table-cell>
          <table:table-cell office:value-type="float" office:value="9.2222222222222214" table:formula="of:=[.B10]/[.A10]" table:style-name="ce44">
            <text:p>9,222222222</text:p>
          </table:table-cell>
          <table:table-cell table:number-columns-repeated="16381"/>
        </table:table-row>
        <table:table-row table:style-name="ro1">
          <table:table-cell office:value-type="float" office:value="10" table:style-name="ce45">
            <text:p>10</text:p>
          </table:table-cell>
          <table:table-cell office:value-type="float" office:value="91" table:style-name="ce45">
            <text:p>91</text:p>
          </table:table-cell>
          <table:table-cell office:value-type="float" office:value="9.1" table:formula="of:=[.B11]/[.A11]" table:style-name="ce45">
            <text:p>9,1</text:p>
          </table:table-cell>
          <table:table-cell table:number-columns-repeated="16381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>
            <draw:frame draw:z-index="2" draw:id="id1" draw:style-name="a1" draw:name="Graphique 2" svg:x="0.10417in" svg:y="0.07292in" svg:width="6.55208in" svg:height="3.7083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1048555" table:style-name="ro1">
          <table:table-cell table:number-columns-repeated="16384"/>
        </table:table-row>
      </table:table>
      <table:data-pilot-tables>
        <table:data-pilot-table table:name="Tableau croisé dynamique22" table:target-range-address="tab2.A3:tab2.C12" table:show-filter-button="false" table:buttons="tab2.A4">
          <table:source-cell-range table:cell-range-address="Question_1.A5:Question_1.C45"/>
          <table:data-pilot-field table:source-field-name="Valeurs" table:orientation="column" table:is-data-layout-field="true">
            <table:data-pilot-level table:show-empty="true"/>
          </table:data-pilot-field>
          <table:data-pilot-field table:source-field-name="University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tudents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tudents" table:orientation="data" table:function="aver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Facul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Tableau croisé dynamique21" table:target-range-address="tab3.A3:tab3.G13" table:show-filter-button="false" table:buttons="tab3.A4 tab3.B3">
          <table:source-cell-range table:cell-range-address="Question_1.A5:Question_1.C45"/>
          <table:data-pilot-field table:source-field-name="Faculty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University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tudents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>
      <number:text> </number:text>
      <number:number number:decimal-places="2" number:min-integer-digits="1" number:grouping="true"/>
      <number:text> </number:text>
      <number:currency-symbol>DZD</number:currency-symbol>
      <number:text> </number:text>
    </number:currency-style>
    <number:currency-style style:name="N36P1">
      <number:text>-</number:text>
      <number:number number:decimal-places="2" number:min-integer-digits="1" number:grouping="true"/>
      <number:text> </number:text>
      <number:currency-symbol>DZD</number:currency-symbol>
      <number:text> </number:text>
    </number:currency-style>
    <number:currency-style style:name="N36P2">
      <number:text> -</number:text>
      <number:number number:decimal-places="0" number:min-integer-digits="2">
        <number:embedded-text number:position="0"> </number:embedded-text>
      </number:number>
      <number:currency-symbol>DZD</number:currency-symbol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currency-style style:name="N37P0">
      <number:text> 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7P1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7P2">
      <number:text> -</number:text>
      <number:number number:decimal-places="0" number:min-integer-digits="2">
        <number:embedded-text number:position="0"> </number:embedded-text>
      </number:number>
      <number:currency-symbol>€</number:currency-symbol>
      <number:text> </number:text>
    </number:currency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Mon_233_taire" style:display-name="Monétaire" style:family="table-cell" style:data-style-name="N37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ONY</meta:initial-creator>
    <dc:creator>SONY</dc:creator>
    <meta:creation-date>2023-12-29T13:55:39Z</meta:creation-date>
    <dc:date>2023-12-30T11:49:5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48.2502362204724pt" svg:width="460.5004724409449pt" chart:style-name="Crt0">
        <chart:title chart:style-name="CT00">
          <text:p text:style-name="a0" text:class-names="" text:cond-style-name="">Speed/time</text:p>
        </chart:title>
        <chart:legend svg:x="165.5613385826771pt" svg:y="222.2607086614173pt" chart:style-name="Lgnd"/>
        <chart:plot-area svg:x="5.602125984251969pt" svg:y="31.59724409448819pt" svg:width="413.1786614173228pt" svg:height="191.6526771653543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Question_4.$A$2:.$A$11"/>
          </chart:axis>
          <chart:series chart:label-cell-address="Question_4.$C$1" chart:values-cell-range-address="Question_4.$C$2:.$C$11" chart:class="chart:line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66.9996850393701pt" svg:width="471.74968503937pt" chart:style-name="Crt0">
        <chart:title chart:style-name="CT00">
          <text:p text:style-name="a0" text:class-names="" text:cond-style-name="">Speed/Distance</text:p>
        </chart:title>
        <chart:legend chart:legend-position="bottom" chart:legend-align="center" chart:style-name="Lgnd"/>
        <chart:plot-area svg:x="6.075590551181103pt" svg:y="36.6928346456693pt" svg:width="411.4426771653543pt" svg:height="196.863385826771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Question_4.$B$2:.$B$11"/>
          </chart:axis>
          <chart:series chart:label-cell-address="Question_4.$C$1" chart:values-cell-range-address="Question_4.$C$2:.$C$11" chart:class="chart:line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